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1380*"/>
    </style:style>
    <style:style style:name="Table3.B" style:family="table-column">
      <style:table-column-properties style:column-width="3.731cm" style:rel-column-width="2115*"/>
    </style:style>
    <style:style style:name="Table3.C" style:family="table-column">
      <style:table-column-properties style:column-width="10.834cm" style:rel-column-width="6142*"/>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style:style>
    <style:style style:name="P2" style:family="paragraph" style:parent-style-name="Code" style:master-page-name="">
      <style:paragraph-properties fo:keep-together="always" style:page-number="auto" fo:keep-with-next="always"/>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fo:keep-together="always" style:page-number="auto" fo:keep-with-next="always"/>
    </style:style>
    <style:style style:name="P5"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6" style:family="paragraph" style:parent-style-name="Code" style:master-page-name="">
      <style:paragraph-properties style:page-number="auto" style:shadow="none" fo:keep-with-next="always"/>
    </style:style>
    <style:style style:name="P7" style:family="paragraph" style:parent-style-name="Code" style:master-page-name="">
      <style:paragraph-properties style:page-number="auto"/>
    </style:style>
    <style:style style:name="P8" style:family="paragraph" style:parent-style-name="Text_20_body" style:master-page-name="">
      <style:paragraph-properties style:page-number="auto" fo:break-before="page" fo:keep-with-next="always"/>
    </style:style>
    <style:style style:name="P9" style:family="paragraph" style:parent-style-name="Text_20_body" style:master-page-name="">
      <style:paragraph-properties style:page-number="auto"/>
    </style:style>
    <style:style style:name="P10" style:family="paragraph" style:parent-style-name="Text_20_body" style:master-page-name="">
      <style:paragraph-properties style:page-number="auto" fo:break-before="auto" fo:break-after="auto" fo:keep-with-next="always"/>
    </style:style>
    <style:style style:name="P11" style:family="paragraph" style:parent-style-name="Text_20_body" style:master-page-name="">
      <style:paragraph-properties style:page-number="auto" fo:break-before="auto" fo:break-after="auto"/>
      <style:text-properties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size="12pt" fo:font-weight="bold"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2" style:family="paragraph" style:parent-style-name="Table">
      <style:paragraph-properties fo:text-align="center" style:justify-single-word="fals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paragraph-properties>
        <style:tab-stops>
          <style:tab-stop style:position="0.45cm"/>
        </style:tab-stops>
      </style:paragraph-properties>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Text_20_body">
      <style:paragraph-properties fo:text-align="start" style:justify-single-word="false"/>
      <style:text-properties fo:font-size="12pt" style:font-size-asian="12pt" style:font-size-complex="12pt"/>
    </style:style>
    <style:style style:name="P29" style:family="paragraph" style:parent-style-name="Text_20_body">
      <style:paragraph-properties fo:text-align="start" style:justify-single-word="false"/>
      <style:text-properties fo:font-size="12pt" fo:language="en" fo:country="GB" style:font-size-asian="12pt" style:font-size-complex="12pt"/>
    </style:style>
    <style:style style:name="P30" style:family="paragraph" style:parent-style-name="Text_20_body">
      <style:text-properties fo:font-size="12pt" fo:language="en" fo:country="GB" fo:font-weight="normal"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4"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5" style:family="paragraph" style:parent-style-name="Text_20_body">
      <style:text-properties fo:background-color="transparent"/>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style:font-name="Times New Roman1" fo:font-style="normal" fo:font-weight="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keep-with-next="always"/>
    </style:style>
    <style:style style:name="P41" style:family="paragraph" style:parent-style-name="Code">
      <style:paragraph-properties fo:keep-with-next="always"/>
    </style:style>
    <style:style style:name="P42" style:family="paragraph" style:parent-style-name="Code">
      <style:paragraph-properties fo:keep-together="always" fo:keep-with-next="always"/>
    </style:style>
    <style:style style:name="P43" style:family="paragraph" style:parent-style-name="Table_20_Contents">
      <style:paragraph-properties fo:keep-with-next="always"/>
      <style:text-properties fo:background-color="transparent"/>
    </style:style>
    <style:style style:name="P44" style:family="paragraph" style:parent-style-name="Table_20_Contents">
      <style:paragraph-properties fo:keep-with-next="always"/>
      <style:text-properties fo:font-weight="bold" style:font-weight-asian="bold" style:font-weight-complex="bold"/>
    </style:style>
    <style:style style:name="P45" style:family="paragraph" style:parent-style-name="Text_20_body">
      <style:paragraph-properties fo:padding="0.049cm" fo:border="0.002cm solid #000000" style:shadow="none"/>
    </style:style>
    <style:style style:name="P4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text-properties style:font-name="Courier 10 Pitch1"/>
    </style:style>
    <style:style style:name="P49" style:family="paragraph" style:parent-style-name="Code">
      <style:text-properties style:font-name="Courier 10 Pitch1" fo:font-style="normal" fo:font-weight="normal"/>
    </style:style>
    <style:style style:name="P50" style:family="paragraph" style:parent-style-name="Code">
      <style:text-properties fo:font-variant="normal" fo:text-transform="none" fo:color="#000000" style:font-name="Courier 10 Pitch1" fo:letter-spacing="normal" fo:font-style="normal" fo:font-weight="normal"/>
    </style:style>
    <style:style style:name="P51" style:family="paragraph" style:parent-style-name="Preformatted_20_Text">
      <style:paragraph-properties fo:margin-top="0cm" fo:margin-bottom="0.499cm"/>
    </style:style>
    <style:style style:name="P5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3" style:family="paragraph" style:parent-style-name="Standard">
      <style:text-properties fo:background-color="transparent"/>
    </style:style>
    <style:style style:name="P54" style:family="paragraph" style:parent-style-name="Standard">
      <style:text-properties fo:font-weight="normal" style:font-weight-asian="normal" style:font-weight-complex="normal"/>
    </style:style>
    <style:style style:name="P55" style:family="paragraph" style:parent-style-name="Code">
      <style:paragraph-properties style:shadow="none"/>
    </style:style>
    <style:style style:name="P56" style:family="paragraph" style:parent-style-name="Code">
      <style:paragraph-properties style:shadow="none" fo:keep-with-next="always"/>
    </style:style>
    <style:style style:name="P5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8" style:family="paragraph" style:parent-style-name="Text_20_body">
      <style:paragraph-properties fo:break-before="page"/>
      <style:text-properties fo:font-weight="bold" style:font-weight-asian="bold" style:font-weight-complex="bold"/>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Heading_20_1" style:master-page-name="">
      <style:paragraph-properties style:page-number="auto" fo:break-before="page"/>
    </style:style>
    <style:style style:name="P62" style:family="paragraph" style:parent-style-name="Footer">
      <style:text-properties fo:font-style="italic" style:font-style-asian="italic" style:font-style-complex="italic"/>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44">
      <style:text-properties fo:font-weight="normal" style:font-weight-asian="normal" style:font-weight-complex="normal"/>
    </style:style>
    <style:style style:name="P68" style:family="paragraph" style:parent-style-name="Text_20_body" style:list-style-name="L45">
      <style:text-properties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paragraph-properties fo:text-align="start" style:justify-single-word="false"/>
    </style:style>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14" style:master-page-name="">
      <style:paragraph-properties fo:margin-top="0cm" fo:margin-bottom="0cm" style:page-number="auto"/>
    </style:style>
    <style:style style:name="P110" style:family="paragraph" style:parent-style-name="Text_20_body" style:list-style-name="L16" style:master-page-name="">
      <style:paragraph-properties fo:margin-top="0cm" fo:margin-bottom="0cm" style:page-number="auto"/>
    </style:style>
    <style:style style:name="P111" style:family="paragraph" style:parent-style-name="Text_20_body" style:list-style-name="L29" style:master-page-name="">
      <style:paragraph-properties fo:margin-top="0cm" fo:margin-bottom="0cm" style:page-number="auto"/>
    </style:style>
    <style:style style:name="P112" style:family="paragraph" style:parent-style-name="Text_20_body" style:list-style-name="L39" style:master-page-name="">
      <style:paragraph-properties fo:margin-top="0cm" fo:margin-bottom="0cm" style:page-number="auto"/>
    </style:style>
    <style:style style:name="P113" style:family="paragraph" style:parent-style-name="Text_20_body" style:list-style-name="L14">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7">
      <style:paragraph-properties fo:margin-top="0cm" fo:margin-bottom="0cm"/>
    </style:style>
    <style:style style:name="P116" style:family="paragraph" style:parent-style-name="Text_20_body" style:list-style-name="L19">
      <style:paragraph-properties fo:margin-top="0cm" fo:margin-bottom="0cm"/>
    </style:style>
    <style:style style:name="P117" style:family="paragraph" style:parent-style-name="Text_20_body" style:list-style-name="L21">
      <style:paragraph-properties fo:margin-top="0cm" fo:margin-bottom="0cm"/>
    </style:style>
    <style:style style:name="P118" style:family="paragraph" style:parent-style-name="Text_20_body" style:list-style-name="L29">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9">
      <style:paragraph-properties fo:margin-top="0cm" fo:margin-bottom="0cm"/>
    </style:style>
    <style:style style:name="P121" style:family="paragraph" style:parent-style-name="Text_20_body" style:list-style-name="L44">
      <style:paragraph-properties fo:margin-top="0cm" fo:margin-bottom="0cm"/>
    </style:style>
    <style:style style:name="P122" style:family="paragraph" style:parent-style-name="Text_20_body" style:list-style-name="L44">
      <style:paragraph-properties fo:margin-top="0cm" fo:margin-bottom="0cm"/>
      <style:text-properties fo:font-weight="normal" style:font-weight-asian="normal" style:font-weight-complex="normal"/>
    </style:style>
    <style:style style:name="P123" style:family="paragraph" style:parent-style-name="Text_20_body" style:list-style-name="L42">
      <style:paragraph-properties fo:margin-top="0cm" fo:margin-bottom="0cm" fo:text-align="start" style:justify-single-word="false" style:shadow="none"/>
    </style:style>
    <style:style style:name="P124" style:family="paragraph" style:parent-style-name="Text_20_body" style:list-style-name="L16" style:master-page-name="">
      <style:paragraph-properties style:page-number="auto"/>
    </style:style>
    <style:style style:name="P125" style:family="paragraph" style:parent-style-name="Text_20_body" style:list-style-name="L46">
      <style:paragraph-properties fo:keep-with-next="always"/>
    </style:style>
    <style:style style:name="P126" style:family="paragraph" style:parent-style-name="Table_20_Contents" style:list-style-name="L9"/>
    <style:style style:name="P127" style:family="paragraph" style:parent-style-name="Table_20_Contents" style:list-style-name="L11"/>
    <style:style style:name="P128" style:family="paragraph" style:parent-style-name="Table_20_Contents">
      <style:text-properties fo:background-color="transparent"/>
    </style:style>
    <style:style style:name="P129" style:family="paragraph" style:parent-style-name="Table_20_Contents" style:list-style-name="L15">
      <style:text-properties fo:background-color="transparent"/>
    </style:style>
    <style:style style:name="P130"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131" style:family="paragraph" style:parent-style-name="Standard" style:list-style-name="L45"/>
    <style:style style:name="P132" style:family="paragraph" style:parent-style-name="Heading_20_2">
      <style:paragraph-properties fo:break-before="page"/>
    </style:style>
    <style:style style:name="P133" style:family="paragraph" style:parent-style-name="Heading_20_2" style:master-page-name="">
      <style:paragraph-propertie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5"/>
      <text:p text:style-name="P25"/>
      <text:p text:style-name="P33"/>
      <text:p text:style-name="P33">Jarvis Web Gateway</text:p>
      <text:p text:style-name="P25"/>
      <text:p text:style-name="P27">Working with Jarvis</text:p>
      <text:p text:style-name="P27">(User &amp; Technical Documentation)</text:p>
      <text:p text:style-name="P28"/>
      <text:p text:style-name="P28"/>
      <text:p text:style-name="P31"/>
      <text:p text:style-name="P31"/>
      <text:p text:style-name="P28"/>
      <text:p text:style-name="P28"/>
      <text:p text:style-name="P32">Jonathan Couper-Smartt</text:p>
      <text:p text:style-name="P32">jarvis@nsquared.co.nz</text:p>
      <text:p text:style-name="P29"/>
      <text:p text:style-name="P5"><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6">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6">Jarvis works excellently with JavaScript web apps using ExtJS, Dojo and many other JS toolkits, and is also ideal for richer client applications such as those written in Adobe Flex.</text:p>
      <text:p text:style-name="P46">Jarvis supports any database for which a Perl DBI driver exists. <text:s/>This include Oracle, PostgreSQL, MySQL, SQL Server, SQLite and more.</text:p>
      <text:p text:style-name="P3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s/>1 Introduction<text:tab/>5</text:p>
          <text:p text:style-name="P59"><text:s/>2 Licence<text:tab/>6</text:p>
          <text:p text:style-name="P60"><text:s/>2.1 GNU Lesser General Public License<text:tab/>6</text:p>
          <text:p text:style-name="P60"><text:s/>2.2 Clarification of Intentions<text:tab/>6</text:p>
          <text:p text:style-name="P60"><text:s/>2.3 Jarvis Tracker Icons<text:tab/>6</text:p>
          <text:p text:style-name="P59"><text:s/>3 Installation<text:tab/>7</text:p>
          <text:p text:style-name="P60"><text:s/>3.1 Separate Documentation<text:tab/>7</text:p>
          <text:p text:style-name="P59"><text:s/>4 Application Configuration File<text:tab/>8</text:p>
          <text:p text:style-name="P60"><text:s/>4.1 Introduction<text:tab/>8</text:p>
          <text:p text:style-name="P60"><text:s/>4.2 List of Parameters<text:tab/>9</text:p>
          <text:p text:style-name="P60"><text:s/>4.3 Configuration Parameter Details<text:tab/>11</text:p>
          <text:p text:style-name="P59"><text:s/>5 Login Module Configuration<text:tab/>20</text:p>
          <text:p text:style-name="P60"><text:s/>5.1 Standard Modules<text:tab/>20</text:p>
          <text:p text:style-name="P60"><text:s/>5.2 Active Directory Login<text:tab/>20</text:p>
          <text:p text:style-name="P60"><text:s/>5.3 Basic Auth Login<text:tab/>21</text:p>
          <text:p text:style-name="P60"><text:s/>5.4 Database Login<text:tab/>22</text:p>
          <text:p text:style-name="P60"><text:s/>5.5 Adempiere Login<text:tab/>23</text:p>
          <text:p text:style-name="P60"><text:s/>5.6 Drupal6 Login<text:tab/>25</text:p>
          <text:p text:style-name="P60"><text:s/>5.7 None Login<text:tab/>26</text:p>
          <text:p text:style-name="P60"><text:s/>5.8 Single Login<text:tab/>27</text:p>
          <text:p text:style-name="P59"><text:s/>6 Special Datasets &amp; Jarvis Login<text:tab/>29</text:p>
          <text:p text:style-name="P60"><text:s/>6.1 Jarvis URLs<text:tab/>29</text:p>
          <text:p text:style-name="P60"><text:s/>6.2 The __status Dataset<text:tab/>29</text:p>
          <text:p text:style-name="P60"><text:s/>6.3 The __habitat Dataset<text:tab/>30</text:p>
          <text:p text:style-name="P60"><text:s/>6.4 The __logout Dataset<text:tab/>31</text:p>
          <text:p text:style-name="P60"><text:s/>6.5 Logging-In to Jarvis<text:tab/>31</text:p>
          <text:p text:style-name="P60"><text:s/>6.6 Jarvis Error Responses<text:tab/>31</text:p>
          <text:p text:style-name="P59"><text:s/>7 Fetch Results<text:tab/>33</text:p>
          <text:p text:style-name="P60"><text:s/>7.1 Format = json <text:tab/>33</text:p>
          <text:p text:style-name="P60"><text:s/>7.2 Format = json.array <text:tab/>34</text:p>
          <text:p text:style-name="P60"><text:s/>7.3 Format = xml<text:tab/>34</text:p>
          <text:p text:style-name="P60"><text:s/>7.4 Format = xml.array<text:tab/>35</text:p>
          <text:p text:style-name="P60"><text:s/>7.5 Format = csv<text:tab/>36</text:p>
          <text:p text:style-name="P60"><text:s/>7.6 Format = xlsx<text:tab/>36</text:p>
          <text:p text:style-name="P59"><text:s/>8 Datasets and Parameters<text:tab/>37</text:p>
          <text:p text:style-name="P60"><text:s/>8.1 Dataset Definition<text:tab/>37</text:p>
          <text:p text:style-name="P60"><text:s/>8.2 Dataset Bind Parameters<text:tab/>39</text:p>
          <text:p text:style-name="P60"><text:s/>8.3 Fallback Parameters<text:tab/>40</text:p>
          <text:p text:style-name="P60"><text:s/>8.4 Other Parameter Notes<text:tab/>40</text:p>
          <text:p text:style-name="P60"><text:s/>8.5 Safe Parameters<text:tab/>41</text:p>
          <text:p text:style-name="P60"><text:s/>8.6 Textual Substitution<text:tab/>42</text:p>
          <text:p text:style-name="P59"><text:s/>9 SSAS Data Pump Datasets<text:tab/>43</text:p>
          <text:p text:style-name="P60"><text:s/>9.1 MDX Queries<text:tab/>43</text:p>
          <text:p text:style-name="P60"><text:s/>9.2 Parameter Processing<text:tab/>44</text:p>
          <text:p text:style-name="P59"><text:soft-page-break/><text:s/>10 Storing Datasets<text:tab/>45</text:p>
          <text:p text:style-name="P60"><text:s/>10.1 Modifying Datasets – Single Modification<text:tab/>45</text:p>
          <text:p text:style-name="P60"><text:s/>10.2 Modifying Datasets – Array of Modifications<text:tab/>47</text:p>
          <text:p text:style-name="P60"><text:s/>10.3 Modifying Datasets – Array of Mixed Modifications<text:tab/>49</text:p>
          <text:p text:style-name="P60"><text:s/>10.4 Before &amp; After Statements<text:tab/>49</text:p>
          <text:p text:style-name="P60"><text:s/>10.5 Transaction and Rollback<text:tab/>49</text:p>
          <text:p text:style-name="P59"><text:s/>11 Dataset Transformations<text:tab/>51</text:p>
          <text:p text:style-name="P60"><text:s/>11.1 Introduction<text:tab/>51</text:p>
          <text:p text:style-name="P59"><text:s/>12 Fetching Multiple Datasets in One Request<text:tab/>52</text:p>
          <text:p text:style-name="P60"><text:s/>12.1 Introduction<text:tab/>52</text:p>
          <text:p text:style-name="P60"><text:s/>12.2 JSON Multi-Dataset Result Structure<text:tab/>52</text:p>
          <text:p text:style-name="P60"><text:s/>12.3 XML Multi-Dataset Result Structure<text:tab/>53</text:p>
          <text:p text:style-name="P59"><text:s/>13 Exec Datasets<text:tab/>54</text:p>
          <text:p text:style-name="P60"><text:s/>13.1 Introduction<text:tab/>54</text:p>
          <text:p text:style-name="P60"><text:s/>13.2 Configuration<text:tab/>54</text:p>
          <text:p text:style-name="P60"><text:s/>13.3 Output Return Mechanism<text:tab/>57</text:p>
          <text:p text:style-name="P60"><text:s/>13.4 A Simple Example<text:tab/>58</text:p>
          <text:p text:style-name="P60"><text:s/>13.5 Environment Variables<text:tab/>58</text:p>
          <text:p text:style-name="P60"><text:s/>13.6 Command Line Parameters<text:tab/>58</text:p>
          <text:p text:style-name="P60"><text:s/>13.7 Output &amp; Headers<text:tab/>58</text:p>
          <text:p text:style-name="P59"><text:s/>14 Plugin Datasets<text:tab/>60</text:p>
          <text:p text:style-name="P60"><text:s/>14.1 Introduction<text:tab/>60</text:p>
          <text:p text:style-name="P60"><text:s/>14.2 Configuration<text:tab/>60</text:p>
          <text:p text:style-name="P60"><text:s/>14.3 Example Plugin<text:tab/>61</text:p>
          <text:p text:style-name="P60"><text:s/>14.4 Output &amp; Headers<text:tab/>62</text:p>
          <text:p text:style-name="P60"><text:s/>14.5 Exception Handling<text:tab/>62</text:p>
          <text:p text:style-name="P59"><text:s/>15 Hook Modules<text:tab/>63</text:p>
          <text:p text:style-name="P60"><text:s/>15.1 Introduction<text:tab/>63</text:p>
          <text:p text:style-name="P60"><text:s/>15.2 Hook Points<text:tab/>63</text:p>
          <text:p text:style-name="P60"><text:s/>15.3 Configuration<text:tab/>68</text:p>
          <text:p text:style-name="P60"><text:s/>15.4 Sample Hook Template<text:tab/>69</text:p>
          <text:p text:style-name="P59"><text:s/>16 Performance Notes<text:tab/>71</text:p>
          <text:p text:style-name="P60"><text:s/>16.1 How Fast is Jarvis?<text:tab/>71</text:p>
        </text:index-body>
      </text:table-of-content>
      <text:p text:style-name="P11"/>
      <text:p text:style-name="P39"/>
      <text:p text:style-name="P58">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7">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7">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7">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7">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7">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7">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7">Tracker uses postgres database.</text:p>
          </table:table-cell>
        </table:table-row>
        <table:table-row>
          <table:table-cell table:style-name="Table18.A2" office:value-type="float" office:value="0">
            <text:p text:style-name="Table_20_Contents">5.3.1</text:p>
          </table:table-cell>
          <table:table-cell table:style-name="Table18.C2" office:value-type="string">
            <text:p text:style-name="Table_20_Contents">12-Apr-2012</text:p>
          </table:table-cell>
          <table:table-cell table:style-name="Table18.C2" office:value-type="string">
            <text:p text:style-name="Table_20_Contents">HK</text:p>
          </table:table-cell>
          <table:table-cell table:style-name="Table18.D2" office:value-type="string">
            <text:p text:style-name="P57">Added allowed_groups parameter to ActiveDirectory/Adempiere.</text:p>
          </table:table-cell>
        </table:table-row>
        <table:table-row>
          <table:table-cell table:style-name="Table18.A2" office:value-type="float" office:value="0">
            <text:p text:style-name="Table_20_Contents">5.3.2</text:p>
          </table:table-cell>
          <table:table-cell table:style-name="Table18.C2" office:value-type="string">
            <text:p text:style-name="Table_20_Contents">3-Jul-2012</text:p>
          </table:table-cell>
          <table:table-cell table:style-name="Table18.C2" office:value-type="string">
            <text:p text:style-name="Table_20_Contents">HK</text:p>
          </table:table-cell>
          <table:table-cell table:style-name="Table18.D2" office:value-type="string">
            <text:p text:style-name="P57">Added global prepare attribute to databases.</text:p>
          </table:table-cell>
        </table:table-row>
        <table:table-row>
          <table:table-cell table:style-name="Table18.A2" office:value-type="float" office:value="0">
            <text:p text:style-name="Table_20_Contents">5.3.3</text:p>
          </table:table-cell>
          <table:table-cell table:style-name="Table18.C2" office:value-type="string">
            <text:p text:style-name="Table_20_Contents">4-Jul-2012</text:p>
          </table:table-cell>
          <table:table-cell table:style-name="Table18.C2" office:value-type="string">
            <text:p text:style-name="Table_20_Contents">HK</text:p>
          </table:table-cell>
          <table:table-cell table:style-name="Table18.D2" office:value-type="string">
            <text:p text:style-name="P57">Added “nolog” dataset parameter to suppress logging.</text:p>
          </table:table-cell>
        </table:table-row>
        <table:table-row>
          <table:table-cell table:style-name="Table18.A2" office:value-type="float" office:value="0">
            <text:p text:style-name="Table_20_Contents">5.3.4</text:p>
          </table:table-cell>
          <table:table-cell table:style-name="Table18.C2" office:value-type="string">
            <text:p text:style-name="Table_20_Contents">7-Aug-2012</text:p>
          </table:table-cell>
          <table:table-cell table:style-name="Table18.C2" office:value-type="string">
            <text:p text:style-name="Table_20_Contents">HK</text:p>
          </table:table-cell>
          <table:table-cell table:style-name="Table18.D2" office:value-type="string">
            <text:p text:style-name="P57">Added “post_connect” query to database connection confi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88906509" text:style-name="L1">
        <text:list-item>
          <text:p text:style-name="P63">Rich Internet Application. <text:s/>Ajax (XML or JSON) requests and responses.</text:p>
        </text:list-item>
        <text:list-item>
          <text:p text:style-name="P63">JARVIS</text:p>
        </text:list-item>
        <text:list-item>
          <text:p text:style-name="P6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01567848" text:style-name="L2">
        <text:list-item>
          <text:p text:style-name="P65">Secure: </text:p>
          <text:list>
            <text:list-item>
              <text:p text:style-name="P64">Jarvis can run over https. <text:s/></text:p>
            </text:list-item>
            <text:list-item>
              <text:p text:style-name="P64">Jarvis uses single-login and CGI cookies to maintain authenticated sessions. <text:s/></text:p>
            </text:list-item>
            <text:list-item>
              <text:p text:style-name="P64">Jarvis uses parameterized statements to prevent against SQL injection. </text:p>
            </text:list-item>
            <text:list-item>
              <text:p text:style-name="P64">Jarvis provides group-based access control.</text:p>
            </text:list-item>
          </text:list>
        </text:list-item>
        <text:list-item>
          <text:p text:style-name="P65">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5">Standards-Based:</text:p>
          <text:list>
            <text:list-item>
              <text:p text:style-name="P66">Jarvis is based on XML, JSON, http/s and REST.</text:p>
            </text:list-item>
          </text:list>
        </text:list-item>
        <text:list-item>
          <text:p text:style-name="P65">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3">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5">Jarvis is distributed in the hope that it will be useful, but WITHOUT ANY WARRANTY; without even the implied warranty of MERCHANTABILITY or FITNESS FOR A PARTICULAR PURPOSE. <text:s/>See the GNU General Public License for more details.</text:p>
      <text:p text:style-name="P45">You should have received a copy of the GNU Lesser General Public License along with Jarvis. <text:s/>If not, see &lt;http://www.gnu.org/licenses/&gt;.</text:p>
      <text:p text:style-name="P45">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61" text:outline-level="1">Installation</text:h>
      <text:h text:style-name="Heading_20_2" text:outline-level="2">Separate Documentation</text:h>
      <text:p text:style-name="Text_20_body">Please see the separate “Jarvis Install” document. <text:s/>That covers:</text:p>
      <text:list xml:id="list978898496" text:style-name="L3">
        <text:list-item>
          <text:p text:style-name="P69">Installation on Linux, Solaris and Windows.</text:p>
        </text:list-item>
        <text:list-item>
          <text:p text:style-name="P69">Testing your Jarvis installation.</text:p>
        </text:list-item>
        <text:list-item>
          <text:p text:style-name="P69">Testing the “Demo” application.</text:p>
        </text:list-item>
        <text:list-item>
          <text:p text:style-name="P69">Installing the “Tracker” application.</text:p>
        </text:list-item>
      </text:list>
      <text:h text:style-name="P6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60318148" text:style-name="L4">
        <text:list-item>
          <text:p text:style-name="P70">The database connection(s).</text:p>
        </text:list-item>
        <text:list-item>
          <text:p text:style-name="P70">The username/group list.</text:p>
        </text:list-item>
        <text:list-item>
          <text:p text:style-name="P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2"><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3">Default encoding format from response body returned by Jarvis to the client. <text:s/></text:p>
      <text:p text:style-name="Text_20_body">Specify “json”, “json.array”, “xml”, “xml.array”, “csv”, or “xlsx”.</text:p>
      <text:list xml:id="list1363370442" text:style-name="L5">
        <text:list-item>
          <text:p text:style-name="P71">This may be over-ridden a per-request basis with the CGI parameter “format”.</text:p>
        </text:list-item>
        <text:list-item>
          <text:p text:style-name="P7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68357616" text:style-name="L6">
        <text:list-item>
          <text:p text:style-name="P72">All client-submitted request body.</text:p>
        </text:list-item>
        <text:list-item>
          <text:p text:style-name="P72">All returned XML/JSON/CSV content.</text:p>
        </text:list-item>
        <text:list-item>
          <text:p text:style-name="P7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2">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080712169" text:style-name="L7">
        <text:list-item>
          <text:p text:style-name="P73">Extract ALL records from the database query.</text:p>
        </text:list-item>
        <text:list-item>
          <text:p text:style-name="P73">Slice out and return only those rows specified by the page parameters. <text:s/>E.g start = 50, limit = 25 means return rows with zero-based indexes 50-74.</text:p>
        </text:list-item>
        <text:list-item>
          <text:p text:style-name="P73">Return “fetched” as the total number of all rows read from the database query.</text:p>
        </text:list-item>
        <text:list-item>
          <text:p text:style-name="P73">Return “returned” as the number of data rows from the sliced page.</text:p>
        </text:list-item>
        <text:list-item>
          <text:p text:style-name="P7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328258066" text:continue-numbering="true" text:style-name="L7">
        <text:list-item>
          <text:p text:style-name="P73">Extract ALL records from the database query in the default query sort order.</text:p>
        </text:list-item>
        <text:list-item>
          <text:p text:style-name="P73">Use Perl “cmp” alphabetical sorting either ascending or descending.</text:p>
        </text:list-item>
        <text:list-item>
          <text:p text:style-name="P7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60037262" text:style-name="L8">
        <text:list-item>
          <text:p text:style-name="P74">Dataset Type</text:p>
        </text:list-item>
        <text:list-item>
          <text:p text:style-name="P7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2">Attribute</text:p>
            </table:table-cell>
            <table:table-cell table:style-name="Table33.A1" office:value-type="string">
              <text:p text:style-name="P12">Default</text:p>
            </table:table-cell>
            <table:table-cell table:style-name="Table33.C1" office:value-type="string">
              <text:p text:style-name="P12">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61123226" text:style-name="L9">
              <text:list-item>
                <text:p text:style-name="P126">“dbi” (SQL databases using default DBI driver).</text:p>
              </text:list-item>
              <text:list-item>
                <text:p text:style-name="P126">“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2158596912" text:style-name="L10">
        <text:list-item>
          <text:p text:style-name="P75">The client-supplied dataset name must not include the “.xml” suffix added by the server.</text:p>
        </text:list-item>
        <text:list-item>
          <text:p text:style-name="P75">The matched prefix is stripped from the dataset name before expansion.</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5">A dataset name specified by the client may not start or end with a dot.</text:p>
        </text:list-item>
      </text:list>
      <text:p text:style-name="P8">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2">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4">Every application must have a login module defined. <text:s/>Jarvis offers half a dozen login modules to handle commonly used situations. <text:s text:c="2"/>You can easily add your own by copying and modifying the supplied defaults.</text:p>
      <text:p text:style-name="P24">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7"><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row table:style-name="Table3.1">
          <table:table-cell table:style-name="Table3.A2" office:value-type="string">
            <text:p text:style-name="Table_20_Contents">prepare</text:p>
          </table:table-cell>
          <table:table-cell table:style-name="Table3.A2" office:value-type="string">
            <text:p text:style-name="Table_20_Contents">&lt;empty-string&gt;</text:p>
          </table:table-cell>
          <table:table-cell table:style-name="Table3.C2" office:value-type="string">
            <text:p text:style-name="P14">Optional parameters passed on to DBI::prepare. Example:</text:p>
            <text:p text:style-name="P14">&lt;<text:bookmark-start text:name="__DdeLink__6602_2088558247"/>database connect=“...”<text:bookmark-end text:name="__DdeLink__6602_2088558247"/> prepare=“pg_server_prepare =&gt; 0”/&gt;</text:p>
          </table:table-cell>
        </table:table-row>
        <table:table-row table:style-name="Table3.1">
          <table:table-cell table:style-name="Table3.A2" office:value-type="string">
            <text:p text:style-name="Table_20_Contents">post_connect</text:p>
          </table:table-cell>
          <table:table-cell table:style-name="Table3.A2" office:value-type="string">
            <text:p text:style-name="Table_20_Contents">&lt;empty-string&gt;</text:p>
          </table:table-cell>
          <table:table-cell table:style-name="Table3.C2" office:value-type="string">
            <text:p text:style-name="P14">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22">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791023455" text:style-name="L11">
              <text:list-item>
                <text:p text:style-name="P127">cookie <text:s text:c="2"/>- Look in the cookie (as per the 'cookie' attribute).</text:p>
              </text:list-item>
              <text:list-item>
                <text:p text:style-name="P12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2">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2">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6">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2">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751576883" text:style-name="L12">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 </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text:soft-page-break/>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90193397" text:style-name="L13">
        <text:list-item>
          <text:p text:style-name="P7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6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575259094" text:style-name="L14">
        <text:list-item>
          <text:p text:style-name="P109">ActiveDirectory.pm</text:p>
        </text:list-item>
        <text:list-item>
          <text:p text:style-name="P113">BasicAuth.pm</text:p>
        </text:list-item>
        <text:list-item>
          <text:p text:style-name="P113">Database.pm</text:p>
        </text:list-item>
        <text:list-item>
          <text:p text:style-name="P113">Adempiere.pm</text:p>
        </text:list-item>
        <text:list-item>
          <text:p text:style-name="P113">Drupal6.pm</text:p>
        </text:list-item>
        <text:list-item>
          <text:p text:style-name="P113">None.pm</text:p>
        </text:list-item>
        <text:list-item>
          <text:p text:style-name="P7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row table:style-name="Table32.1">
          <table:table-cell table:style-name="Table32.A2" office:value-type="string">
            <text:p text:style-name="P14">require_post</text:p>
          </table:table-cell>
          <table:table-cell table:style-name="Table32.A2" office:value-type="string">
            <text:p text:style-name="P14">no</text:p>
          </table:table-cell>
          <table:table-cell table:style-name="Table32.C2" office:value-type="string">
            <text:p text:style-name="P14">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3"><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row table:style-name="Table8.1">
          <table:table-cell table:style-name="Table8.A2" office:value-type="string">
            <text:p text:style-name="P14">no_password</text:p>
          </table:table-cell>
          <table:table-cell table:style-name="Table8.B7" office:value-type="float" office:value="0">
            <text:p text:style-name="P14">0</text:p>
          </table:table-cell>
          <table:table-cell table:style-name="Table8.C2" office:value-type="string">
            <text:p text:style-name="P14">If set true, the module will skip the password checking.</text:p>
          </table:table-cell>
        </table:table-row>
        <table:table-row table:style-name="Table8.1">
          <table:table-cell table:style-name="Table8.A2" office:value-type="string">
            <text:p text:style-name="P14">allowed_groups</text:p>
          </table:table-cell>
          <table:table-cell table:style-name="Table8.A2" office:value-type="string">
            <text:p text:style-name="P14">''</text:p>
          </table:table-cell>
          <table:table-cell table:style-name="Table8.C2" office:value-type="string">
            <text:p text:style-name="P14">Comma-separated list of groups. If specified, restricts login to users with group in allowed groups. Wildcard * is supported.</text:p>
          </table:table-cell>
        </table:table-row>
      </table:table>
      <text:p text:style-name="P22">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3"><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22">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dbname</text:p>
          </table:table-cell>
          <table:table-cell table:style-name="Table10.A2" office:value-type="string">
            <text:p text:style-name="P14">default</text:p>
          </table:table-cell>
          <table:table-cell table:style-name="Table10.C2" office:value-type="string">
            <text:p text:style-name="P14">The name of the database connection to use. <text:s/>Default = “default”.</text:p>
          </table:table-cell>
        </table:table-row>
        <table:table-row table:style-name="Table10.1">
          <table:table-cell table:style-name="Table10.A3" office:value-type="string">
            <text:p text:style-name="P14">user_table</text:p>
          </table:table-cell>
          <table:table-cell table:style-name="Table10.A3" office:value-type="string">
            <text:p text:style-name="P14">&lt;none&gt;</text:p>
          </table:table-cell>
          <table:table-cell table:style-name="Table10.C3" office:value-type="string">
            <text:p text:style-name="P14">Name of the database table containing username and password columns. <text:s/>Mandatory.</text:p>
          </table:table-cell>
        </table:table-row>
        <text:soft-page-break/>
        <table:table-row table:style-name="Table10.1">
          <table:table-cell table:style-name="Table10.A3" office:value-type="string">
            <text:p text:style-name="P14">user_id_column</text:p>
          </table:table-cell>
          <table:table-cell table:style-name="Table10.A3" office:value-type="string">
            <text:p text:style-name="P14">&lt;none&gt;</text:p>
          </table:table-cell>
          <table:table-cell table:style-name="Table10.C3" office:value-type="string">
            <text:p text:style-name="P14">Name of username ID column. <text:s/>Optional.</text:p>
          </table:table-cell>
        </table:table-row>
        <table:table-row table:style-name="Table10.1">
          <table:table-cell table:style-name="Table10.A3" office:value-type="string">
            <text:p text:style-name="P14">user_username_column</text:p>
          </table:table-cell>
          <table:table-cell table:style-name="Table10.A3" office:value-type="string">
            <text:p text:style-name="P14">&lt;none&gt;</text:p>
          </table:table-cell>
          <table:table-cell table:style-name="Table10.C3" office:value-type="string">
            <text:p text:style-name="P14">Name of the username column. <text:s/>Mandatory.</text:p>
          </table:table-cell>
        </table:table-row>
        <table:table-row table:style-name="Table10.1">
          <table:table-cell table:style-name="Table10.A3" office:value-type="string">
            <text:p text:style-name="P14">user_password_column</text:p>
          </table:table-cell>
          <table:table-cell table:style-name="Table10.A3" office:value-type="string">
            <text:p text:style-name="P14">&lt;none&gt;</text:p>
          </table:table-cell>
          <table:table-cell table:style-name="Table10.C3" office:value-type="string">
            <text:p text:style-name="P14">Name of the password column. <text:s/>Mandatory.</text:p>
          </table:table-cell>
        </table:table-row>
        <table:table-row table:style-name="Table10.1">
          <table:table-cell table:style-name="Table10.A3" office:value-type="string">
            <text:p text:style-name="P14">group_table</text:p>
          </table:table-cell>
          <table:table-cell table:style-name="Table10.A3" office:value-type="string">
            <text:p text:style-name="P14">&lt;none&gt;</text:p>
          </table:table-cell>
          <table:table-cell table:style-name="Table10.C3" office:value-type="string">
            <text:p text:style-name="P14">Optional group table containing username/group pairs.</text:p>
          </table:table-cell>
        </table:table-row>
        <table:table-row table:style-name="Table10.1">
          <table:table-cell table:style-name="Table10.A3" office:value-type="string">
            <text:p text:style-name="P14">group_username_column</text:p>
          </table:table-cell>
          <table:table-cell table:style-name="Table10.A3" office:value-type="string">
            <text:p text:style-name="P14">&lt;none&gt;</text:p>
          </table:table-cell>
          <table:table-cell table:style-name="Table10.C3" office:value-type="string">
            <text:p text:style-name="P14">Name of the username column in the group table.</text:p>
          </table:table-cell>
        </table:table-row>
        <table:table-row table:style-name="Table10.1">
          <table:table-cell table:style-name="Table10.A3" office:value-type="string">
            <text:p text:style-name="P14">group_group_column</text:p>
          </table:table-cell>
          <table:table-cell table:style-name="Table10.A3" office:value-type="string">
            <text:p text:style-name="P14">&lt;none&gt;</text:p>
          </table:table-cell>
          <table:table-cell table:style-name="Table10.C3" office:value-type="string">
            <text:p text:style-name="P14">Name of the group name column in the group table.</text:p>
          </table:table-cell>
        </table:table-row>
        <table:table-row table:style-name="Table10.1">
          <table:table-cell table:style-name="Table10.A3" office:value-type="string">
            <text:p text:style-name="P14">encryption</text:p>
          </table:table-cell>
          <table:table-cell table:style-name="Table10.A3" office:value-type="string">
            <text:p text:style-name="P14">none</text:p>
          </table:table-cell>
          <table:table-cell table:style-name="Table10.C3" office:value-type="string">
            <text:p text:style-name="P14">Specifies the encyption method for the password. This can be one of:</text:p>
            <text:list xml:id="list513570091" text:style-name="L15">
              <text:list-item>
                <text:p text:style-name="P129">none – no encryption.</text:p>
              </text:list-item>
              <text:list-item>
                <text:p text:style-name="P129">md5 <text:s/>- the md5 hash algorithm is used, with optional salt.</text:p>
              </text:list-item>
              <text:list-item>
                <text:p text:style-name="P129">eksblowfish – the Eksblowfish encryption algorithm is used. Salt is hard coded to 16.</text:p>
              </text:list-item>
            </text:list>
            <text:p text:style-name="P14"/>
            <text:p text:style-name="P12"><text:span text:style-name="T9">Note: </text:span><text:span text:style-name="T3">it is strongly suggested that eksblowfish is used, for reasons outlined here:</text:span></text:p>
            <text:p text:style-name="P19"/>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4">salt_prefix_len</text:p>
          </table:table-cell>
          <table:table-cell table:style-name="Table10.A3" office:value-type="string">
            <text:p text:style-name="P14">0</text:p>
          </table:table-cell>
          <table:table-cell table:style-name="Table10.C3"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22">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379754007" text:style-name="L16">
        <text:list-item>
          <text:p text:style-name="P110">ad_user</text:p>
        </text:list-item>
        <text:list-item>
          <text:p text:style-name="P114">ad_user_roles</text:p>
        </text:list-item>
        <text:list-item>
          <text:p text:style-name="P114">ad_role</text:p>
        </text:list-item>
        <text:list-item>
          <text:p text:style-name="P110"><text:soft-page-break/>ad_window_access</text:p>
        </text:list-item>
        <text:list-item>
          <text:p text:style-name="P114">ad_process</text:p>
        </text:list-item>
        <text:list-item>
          <text:p text:style-name="P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dbname</text:p>
          </table:table-cell>
          <table:table-cell table:style-name="Table27.A2" office:value-type="string">
            <text:p text:style-name="P14">default</text:p>
          </table:table-cell>
          <table:table-cell table:style-name="Table27.C2" office:value-type="string">
            <text:p text:style-name="P14">The name of the database connection to use. <text:s/>Default = “default”.</text:p>
          </table:table-cell>
        </table:table-row>
        <table:table-row table:style-name="Table27.1">
          <table:table-cell table:style-name="Table27.A3" office:value-type="string">
            <text:p text:style-name="P14">client_name</text:p>
          </table:table-cell>
          <table:table-cell table:style-name="Table27.A3" office:value-type="string">
            <text:p text:style-name="P14">&lt;none&gt;</text:p>
          </table:table-cell>
          <table:table-cell table:style-name="Table27.C3" office:value-type="string">
            <text:p text:style-name="P14">Name of the single Adempiere client (table ad_client) for whom we allow login via this method. <text:s/>Mandatory.</text:p>
          </table:table-cell>
        </table:table-row>
        <table:table-row table:style-name="Table27.1">
          <table:table-cell table:style-name="Table27.A3" office:value-type="string">
            <text:p text:style-name="P14">org_name</text:p>
          </table:table-cell>
          <table:table-cell table:style-name="Table27.A3" office:value-type="string">
            <text:p text:style-name="P14">&lt;none&gt;</text:p>
          </table:table-cell>
          <table:table-cell table:style-name="Table27.C3" office:value-type="string">
            <text:p text:style-name="P14">Name of the single Adempiere organization (table ad_org) for whom we allow login via this method. <text:s/>Mandatory.</text:p>
          </table:table-cell>
        </table:table-row>
        <table:table-row table:style-name="Table27.1">
          <table:table-cell table:style-name="Table27.A3" office:value-type="string">
            <text:p text:style-name="P14">reverse_dns</text:p>
          </table:table-cell>
          <table:table-cell table:style-name="Table27.A3" office:value-type="string">
            <text:p text:style-name="P14">No</text:p>
          </table:table-cell>
          <table:table-cell table:style-name="Table27.C3"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4">relevant_groups</text:p>
          </table:table-cell>
          <table:table-cell table:style-name="Table27.A3" office:value-type="string">
            <text:p text:style-name="P14"/>
          </table:table-cell>
          <table:table-cell table:style-name="Table27.C3" office:value-type="string">
            <text:p text:style-name="P14">A comma-separated list of the groups relevant to the application. ADempiere provides a large number of groups, and this parameter can be used to alter the group-list for each user to a smaller subset of their groups.</text:p>
            <text:p text:style-name="P14">Wildcard * is supported.</text:p>
          </table:table-cell>
        </table:table-row>
        <table:table-row table:style-name="Table27.1">
          <table:table-cell table:style-name="Table27.A3" office:value-type="string">
            <text:p text:style-name="P14">allowed_groups</text:p>
          </table:table-cell>
          <table:table-cell table:style-name="Table27.A3" office:value-type="string">
            <text:p text:style-name="P14">''</text:p>
          </table:table-cell>
          <table:table-cell table:style-name="Table27.C3" office:value-type="string">
            <text:p text:style-name="P14">Comma-separated list of groups. If specified, restricts login to users with group in allowed groups. Checked after filtering for relevant groups.</text:p>
            <text:p text:style-name="P14">Wildcard * is supported.</text:p>
          </table:table-cell>
        </table:table-row>
      </table:table>
      <text:p text:style-name="P22">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880063242" text:style-name="L17">
        <text:list-item>
          <text:p text:style-name="P115"><text:span text:style-name="T7">role-&lt;role_name&gt; <text:s text:c="6"/><text:tab/></text:span>For each active user role.</text:p>
        </text:list-item>
        <text:list-item>
          <text:p text:style-name="P115"><text:span text:style-name="T7">read-&lt;window_name&gt; <text:s text:c="5"/><text:tab/></text:span>For each active window access (read access)</text:p>
        </text:list-item>
        <text:list-item>
          <text:p text:style-name="P80"><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text:soft-page-break/>following additional variables:</text:p>
      <text:p text:style-name="P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291670222" text:style-name="L18">
        <text:list-item>
          <text:p text:style-name="P81">Check to see if an existing, valid Drupal session cookie is defined.</text:p>
        </text:list-item>
        <text:list-item>
          <text:p text:style-name="P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2137215473" text:continue-list="list1379754007" text:style-name="L16">
        <text:list-item>
          <text:p text:style-name="P124">users</text:p>
        </text:list-item>
        <text:list-item>
          <text:p text:style-name="P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dbname</text:p>
          </table:table-cell>
          <table:table-cell table:style-name="Table29.A2" office:value-type="string">
            <text:p text:style-name="P14">default</text:p>
          </table:table-cell>
          <table:table-cell table:style-name="Table29.C2" office:value-type="string">
            <text:p text:style-name="P14">The name of the database connection to use. <text:s/>Default = “default”.</text:p>
          </table:table-cell>
        </table:table-row>
        <table:table-row table:style-name="Table29.1">
          <table:table-cell table:style-name="Table29.A3" office:value-type="string">
            <text:p text:style-name="P14">login_type</text:p>
          </table:table-cell>
          <table:table-cell table:style-name="Table29.A3" office:value-type="string">
            <text:p text:style-name="P14">drupal</text:p>
          </table:table-cell>
          <table:table-cell table:style-name="Table29.C3" office:value-type="string">
            <text:p text:style-name="P14"><text:span text:style-name="T7">drupal</text:span> = We insist on an existing Drupal session cookie.</text:p>
            <text:p text:style-name="P14"><text:span text:style-name="T7">jarvis</text:span> = Jarvis performs session login and management.</text:p>
          </table:table-cell>
        </table:table-row>
        <table:table-row table:style-name="Table29.1">
          <table:table-cell table:style-name="Table29.A3" office:value-type="string">
            <text:p text:style-name="P14">admin_only</text:p>
          </table:table-cell>
          <table:table-cell table:style-name="Table29.A3" office:value-type="string">
            <text:p text:style-name="P14">no</text:p>
          </table:table-cell>
          <table:table-cell table:style-name="Table29.C3" office:value-type="string">
            <text:p text:style-name="P14">Is the user required to be the primary administrator (uid = 1).</text:p>
          </table:table-cell>
        </table:table-row>
        <table:table-row table:style-name="Table29.1">
          <table:table-cell table:style-name="Table29.A3" office:value-type="string">
            <text:p text:style-name="P14">admin_group</text:p>
          </table:table-cell>
          <table:table-cell table:style-name="Table29.A3" office:value-type="string">
            <text:p text:style-name="P14">admin</text:p>
          </table:table-cell>
          <table:table-cell table:style-name="Table29.C3" office:value-type="string">
            <text:p text:style-name="P14">What group is assigned to the user with (uid = 1).</text:p>
          </table:table-cell>
        </table:table-row>
      </table:table>
      <text:p text:style-name="P22">Table <text:sequence text:ref-name="refTable11" text:name="Table" text:formula="ooow:Table+1" style:num-format="1">12</text:sequence>: Drupal6 Login Module Parameters</text:p>
      <text:p text:style-name="Text_20_body">The determined group list is:</text:p>
      <text:list xml:id="list582702423" text:style-name="L19">
        <text:list-item>
          <text:p text:style-name="P116"><text:span text:style-name="T7">&lt;admin_group&gt;<text:tab/> <text:s text:c="6"/><text:tab/></text:span><text:span text:style-name="T4">For the user with uid = 1.</text:span></text:p>
        </text:list-item>
        <text:list-item>
          <text:p text:style-name="P82"><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soft-page-break/>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22">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278655322" text:style-name="L20">
        <text:list-item>
          <text:p text:style-name="P83">Remote (client) IP address match, and/or</text:p>
        </text:list-item>
        <text:list-item>
          <text:p text:style-name="P83">Client must supply username and password, and/or</text:p>
        </text:list-item>
        <text:list-item>
          <text:p text:style-name="P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22">Table <text:sequence text:ref-name="refTable13" text:name="Table" text:formula="ooow:Table+1" style:num-format="1">14</text:sequence>: Single Login Module Parameters</text:p>
      <text:p text:style-name="Text_20_body">Note that at least one of “remote_ip” or “password” must be configured.</text:p>
      <text:h text:style-name="P61" text:outline-level="1">Special Datasets &amp; Jarvis Login</text:h>
      <text:h text:style-name="Heading_20_2" text:outline-level="2">Jarvis URLs</text:h>
      <text:p text:style-name="Text_20_body">Now let's consider how to access Jarvis. <text:s/>The following examples assume that:</text:p>
      <text:list xml:id="list184532107" text:style-name="L21">
        <text:list-item>
          <text:p text:style-name="P117">Jarvis has been installed/configured as above, and is available via the web-server.</text:p>
        </text:list-item>
        <text:list-item>
          <text:p text:style-name="P117">The demo.xml file has been soft linked or copied into the Jarvis "etc" directory.</text:p>
        </text:list-item>
        <text:list-item>
          <text:p text:style-name="P11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197811272" text:style-name="L22">
        <text:list-item>
          <text:p text:style-name="P84">“username”</text:p>
        </text:list-item>
        <text:list-item>
          <text:p text:style-name="P8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3">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3">The calling application should invoke the “__status” dataset to ensure that the user is logged-in, and log them in if required.</text:p>
      <text:p text:style-name="Heading_20_4"><text:soft-page-break/>No Such Dataset</text:p>
      <text:p text:style-name="P23">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983546643" text:style-name="L23">
        <text:list-item>
          <text:p text:style-name="P85">Internal configuration problem – bad server-side XML configuration (main or dataset).</text:p>
        </text:list-item>
        <text:list-item>
          <text:p text:style-name="P85">Database connection problem.</text:p>
        </text:list-item>
        <text:list-item>
          <text:p text:style-name="P85">Request body is malformed JSON or XML.</text:p>
        </text:list-item>
        <text:list-item>
          <text:p text:style-name="P85">Missing mandatory parameter in request.</text:p>
        </text:list-item>
        <text:list-item>
          <text:p text:style-name="P85">Any other fatal problem.</text:p>
        </text:list-item>
        <text:list-item>
          <text:p text:style-name="P85">Configured SQL statement in dataset definition is not valid.</text:p>
        </text:list-item>
        <text:list-item>
          <text:p text:style-name="P85">Invalid value for select parameter.</text:p>
        </text:list-item>
      </text:list>
      <text:p text:style-name="Heading_20_4">Store Errors</text:p>
      <text:p text:style-name="P23">Store errors are errors related to the actual user-supplied data values being rejected by the database. <text:s/>These occur when Jarvis cannot insert/update/delete data due to primary key, foreign key, unique constraints or bad type.</text:p>
      <text:p text:style-name="P23">In such cases, a “200 Success” result is returned, but the “success” attribute in the returned JSON or XML will indicate the failure, and a “message” parameter will indicate the reasons.</text:p>
      <text:p text:style-name="Text_20_body"/>
      <text:h text:style-name="P61"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7">http://localhost/jarvis-agent/demo/boat_class</text:p>
      <text:p text:style-name="Text_20_body"/>
      <text:p text:style-name="Text_20_body">The JSON format response for a data fetch is wrapped in an outer object. <text:s/></text:p>
      <text:list xml:id="list1648432375" text:style-name="L24">
        <text:list-item>
          <text:p text:style-name="P86">The returned tuples are contained in an array with object key “data”.</text:p>
        </text:list-item>
        <text:list-item>
          <text:p text:style-name="P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22">Table <text:sequence text:ref-name="refTable14" text:name="Table" text:formula="ooow:Table+1" style:num-format="1">15</text:sequence>: Dataset Fetch Top-Level Attributes</text:p>
      <text:h text:style-name="P132" text:outline-level="2">Format = json.array </text:h>
      <text:p text:style-name="Text_20_body">The JSON Array format response for a data fetch is wrapped in an outer object. <text:s/></text:p>
      <text:list xml:id="list2011013059" text:continue-numbering="true" text:style-name="L24">
        <text:list-item>
          <text:p text:style-name="P86">The returned tuples are contained in an array with object key “data”.</text:p>
        </text:list-item>
        <text:list-item>
          <text:p text:style-name="P86">Each tuple is represented as an array.</text:p>
        </text:list-item>
        <text:list-item>
          <text:p text:style-name="P86">The column names are given separately </text:p>
        </text:list-item>
        <text:list-item>
          <text:p text:style-name="P86">The order of the array elements for each tuple matches the given column order.</text:p>
        </text:list-item>
        <text:list-item>
          <text:p text:style-name="P86">Empty elements in the array are given as as JSON <text:span text:style-name="T6">null value</text:span>.</text:p>
        </text:list-item>
      </text:list>
      <text:p text:style-name="P3">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821943550" text:continue-numbering="true" text:style-name="L24">
        <text:list-item>
          <text:p text:style-name="P86">The returned tuples are contained in a “data” element.</text:p>
        </text:list-item>
        <text:list-item>
          <text:p text:style-name="P86">Each tuple is represented as a “row” element.</text:p>
        </text:list-item>
        <text:list-item>
          <text:p text:style-name="P86">Fields are specified as attributes of the “row” element.</text:p>
        </text:list-item>
      </text:list>
      <text:p text:style-name="P40"><text:soft-page-break/>Consider the following request:</text:p>
      <text:p text:style-name="Code">http://localhost/jarvis-agent/demo/boat_class?format=xml</text:p>
      <text:p text:style-name="Text_20_body"/>
      <text:p text:style-name="P40">The returned content in XML is:</text:p>
      <text:p text:style-name="P2">&lt;?xml version="1.0" encoding="iso-8859-1" ?&gt;</text:p>
      <text:p text:style-name="P42">&lt;?meta name="GENERATOR" content="XML::Smart/1.6.9 Perl/5.010000 [linux]" ?&gt;</text:p>
      <text:p text:style-name="P42">&lt;response logged_in="1" username="admin" error_string="" </text:p>
      <text:p text:style-name="P42"><text:s text:c="4"/>group_list="admin" fetched="2" returned="2"&gt;</text:p>
      <text:p text:style-name="P42"><text:s text:c="2"/>&lt;data&gt;</text:p>
      <text:p text:style-name="P42"><text:s text:c="4"/>&lt;row active="Y" class="Makkleson" </text:p>
      <text:p text:style-name="P42"><text:s text:c="8"/>description="Suitable for infants and those of timid heart." id="6"/&gt;</text:p>
      <text:p text:style-name="P42"><text:s text:c="4"/>&lt;row active="N" class="X Class" </text:p>
      <text:p text:style-name="P42"><text:s text:c="8"/>description="Product of a deranged mind." id="4"/&gt;</text:p>
      <text:p text:style-name="P42"><text:s text:c="2"/>&lt;/data&gt;</text:p>
      <text:p text:style-name="P42">&lt;/response&gt;</text:p>
      <text:h text:style-name="Heading_20_2" text:outline-level="2">Format = xml.array</text:h>
      <text:p text:style-name="Text_20_body">The XML Array format response for a data fetch is wrapped in an outer object. <text:s/></text:p>
      <text:list xml:id="list1772482441" text:continue-numbering="true" text:style-name="L24">
        <text:list-item>
          <text:p text:style-name="P86">The returned tuples are contained in a &lt;data&gt; element.</text:p>
        </text:list-item>
        <text:list-item>
          <text:p text:style-name="P86">Each tuple is represented as a &lt;row&gt; element.</text:p>
        </text:list-item>
        <text:list-item>
          <text:p text:style-name="P86">Fields are given in &lt;column&gt; elements within each row.</text:p>
        </text:list-item>
      </text:list>
      <text:p text:style-name="P40">Consider the following request:</text:p>
      <text:p text:style-name="Code">http://localhost/jarvis-agent/demo/boat_class?format=xml.array</text:p>
      <text:p text:style-name="Text_20_body"/>
      <text:p text:style-name="P40">The returned content in XML is:</text:p>
      <text:p text:style-name="P2">&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9">The CSV format response for a data fetch is “standard” CSV encoding with a header row.</text:p>
      <text:list xml:id="list1566052200" text:continue-numbering="true" text:style-name="L24">
        <text:list-item>
          <text:p text:style-name="P86">The header row gives column names.</text:p>
        </text:list-item>
        <text:list-item>
          <text:p text:style-name="P86">Fields are separated by commas.</text:p>
        </text:list-item>
        <text:list-item>
          <text:p text:style-name="P86">Strings containing spaces or special characters are in double quotes.</text:p>
        </text:list-item>
        <text:list-item>
          <text:p text:style-name="P86">Multi-line strings are supported, a newline character is used.</text:p>
        </text:list-item>
      </text:list>
      <text:p text:style-name="P40">Consider the following request:</text:p>
      <text:p text:style-name="Code">http://localhost/jarvis-agent/demo/boat_class?format=csv</text:p>
      <text:p text:style-name="Text_20_body"/>
      <text:p text:style-name="P40">The returned content in CSV format is:</text:p>
      <text:p text:style-name="Code">active,class,description,id </text:p>
      <text:p text:style-name="Code">Y,Makkleson,"Suitable for infants and those of timid heart.",1 </text:p>
      <text:p text:style-name="Code">N,"X Class","Product of a deranged mind.",2</text:p>
      <text:h text:style-name="P13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3"/>
      <text:p text:style-name="Text_20_body">Note the use of the &lt;transform&gt; element to request that data is pre-processed before fetch and save. <text:s/>The transform tag is described elsewhere. <text:s/>However, in this case we have requested some typical options:</text:p>
      <text:list xml:id="list1578150370" text:style-name="L25">
        <text:list-item>
          <text:p text:style-name="P87">On fetch, any NULL value in the database is represented as a zero length string.</text:p>
        </text:list-item>
        <text:list-item>
          <text:p text:style-name="P87">On store, leading and trailing white space should be removed before saving to database.</text:p>
        </text:list-item>
        <text:list-item>
          <text:p text:style-name="P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848572997" text:style-name="L26">
        <text:list-item>
          <text:p text:style-name="P88">&lt;hook&gt; call to a Perl module for additional processing on each request.</text:p>
        </text:list-item>
        <text:list-item>
          <text:p text:style-name="P88">&lt;before&gt; execute an SQL statement once before any store requests are performed.</text:p>
        </text:list-item>
        <text:list-item>
          <text:p text:style-name="P88">&lt;after&gt; execute an SQL statement once after any store requests are performed.</text:p>
        </text:list-item>
      </text:list>
      <text:p text:style-name="Text_20_body">These are described in more detail subsequently.</text:p>
      <text:p text:style-name="P3"><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Attribute</text:p>
          </table:table-cell>
          <table:table-cell table:style-name="Table13.A1" office:value-type="string">
            <text:p text:style-name="P12">Default</text:p>
          </table:table-cell>
          <table:table-cell table:style-name="Table13.C1" office:value-type="string">
            <text:p text:style-name="P12">Notes</text:p>
          </table:table-cell>
        </table:table-row>
        <table:table-row table:style-name="Table13.1">
          <table:table-cell table:style-name="Table13.A2" office:value-type="string">
            <text:p text:style-name="P14">dbname</text:p>
          </table:table-cell>
          <table:table-cell table:style-name="Table13.A2" office:value-type="string">
            <text:p text:style-name="P14">default</text:p>
          </table:table-cell>
          <table:table-cell table:style-name="Table13.C2" office:value-type="string">
            <text:p text:style-name="P14">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4">read</text:p>
          </table:table-cell>
          <table:table-cell table:style-name="Table13.A2" office:value-type="string">
            <text:p text:style-name="P14">&lt;empty&gt;</text:p>
          </table:table-cell>
          <table:table-cell table:style-name="Table13.C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A2" office:value-type="string">
            <text:p text:style-name="P43">&lt;empty&gt;</text:p>
          </table:table-cell>
          <table:table-cell table:style-name="Table13.C2" office:value-type="string">
            <text:p text:style-name="P4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A2" office:value-type="string">
            <text:p text:style-name="P43">no</text:p>
          </table:table-cell>
          <table:table-cell table:style-name="Table13.C2" office:value-type="string">
            <text:p text:style-name="P4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A2" office:value-type="string">
            <text:p text:style-name="P43">no</text:p>
          </table:table-cell>
          <table:table-cell table:style-name="Table13.C2" office:value-type="string">
            <text:p text:style-name="P43">Enables dump on a per-dataset basis.</text:p>
          </table:table-cell>
        </table:table-row>
        <table:table-row table:style-name="Table13.1">
          <table:table-cell table:style-name="Table13.A2" office:value-type="string">
            <text:p text:style-name="P14">filename_parameter</text:p>
          </table:table-cell>
          <table:table-cell table:style-name="Table13.A2" office:value-type="string">
            <text:p text:style-name="P43">filename</text:p>
          </table:table-cell>
          <table:table-cell table:style-name="Table13.C2" office:value-type="string">
            <text:p text:style-name="P43">Specifies the user-supplied parameter which specifies the filename for the returned attachment when requesting contents to be returned in “csv” for “xlsx” format.</text:p>
          </table:table-cell>
        </table:table-row>
      </table:table>
      <text:p text:style-name="P22">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22">Table <text:sequence text:ref-name="refTable16" text:name="Table" text:formula="ooow:Table+1" style:num-format="1">17</text:sequence>: Dataset Sub-Elements</text:p>
      <text:p text:style-name="P4">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2">Sub-element</text:p>
            </table:table-cell>
            <table:table-cell table:style-name="Table37.B1" office:value-type="string">
              <text:p text:style-name="P12">Notes</text:p>
            </table:table-cell>
          </table:table-row>
        </table:table-header-rows>
        <table:table-row table:style-name="Table37.1">
          <table:table-cell table:style-name="Table37.A2" office:value-type="string">
            <text:p text:style-name="P14">prepare</text:p>
          </table:table-cell>
          <table:table-cell table:style-name="Table37.B2" office:value-type="string">
            <text:p text:style-name="P14">Optional parameters for statement preparation with DBI::prepare.</text:p>
            <text:p text:style-name="P14">&lt;update prepare=“pg_server_prepare =&gt; 0, something_else =&gt; 1”&gt;</text:p>
            <text:p text:style-name="P14">Overwrites global database prepare attributes.</text:p>
          </table:table-cell>
        </table:table-row>
        <table:table-row table:style-name="Table37.1">
          <table:table-cell table:style-name="Table37.A2" office:value-type="string">
            <text:p text:style-name="P14">returning</text:p>
          </table:table-cell>
          <table:table-cell table:style-name="Table37.B2" office:value-type="string">
            <text:p text:style-name="P14">For “insert” statement only. Discussed later under the “insert” statement section.</text:p>
          </table:table-cell>
        </table:table-row>
        <text:soft-page-break/>
        <table:table-row table:style-name="Table37.1">
          <table:table-cell table:style-name="Table37.A2" office:value-type="string">
            <text:p text:style-name="P14">nolog</text:p>
          </table:table-cell>
          <table:table-cell table:style-name="Table37.B2" office:value-type="string">
            <text:p text:style-name="P14">Suppress logging and tracking of error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22">Table <text:sequence text:ref-name="refTable17" text:name="Table" text:formula="ooow:Table+1" style:num-format="1">18</text:sequence>: Access Control Specifiers</text:p>
      <text:p text:style-name="P5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2092429048" text:style-name="L27">
        <text:list-item>
          <text:p text:style-name="P89">upper/lower-case a-z</text:p>
        </text:list-item>
        <text:list-item>
          <text:p text:style-name="P89">digits 0-9</text:p>
        </text:list-item>
        <text:list-item>
          <text:p text:style-name="P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675473182" text:style-name="L28">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115793498" text:continue-numbering="true" text:style-name="L28">
        <text:list-item>
          <text:p text:style-name="P90">Jarvis-Supplied secure parameters.</text:p>
        </text:list-item>
      </text:list>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0">Consider the following query.</text:p>
      <text:p text:style-name="P41">&lt;dataset read="*" write="*"&gt;</text:p>
      <text:p text:style-name="P41"><text:s text:c="4"/>&lt;select&gt;</text:p>
      <text:p text:style-name="P41">SELECT id, class, active FROM boat_class</text:p>
      <text:p text:style-name="P41">WHERE ({$1|class_name}::text IS NULL) OR class ~ {$1|class_name}</text:p>
      <text:p text:style-name="P41">ORDER BY class</text:p>
      <text:p text:style-name="P41"><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text:soft-page-break/></text:p>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928108460" text:style-name="L29">
        <text:list-item>
          <text:p text:style-name="P111">my(param)</text:p>
        </text:list-item>
        <text:list-item>
          <text:p text:style-name="P118">__my_param</text:p>
        </text:list-item>
        <text:list-item>
          <text:p text:style-name="P118">_1param</text:p>
        </text:list-item>
        <text:list-item>
          <text:p text:style-name="P9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22">Table <text:sequence text:ref-name="refTable18" text:name="Table" text:formula="ooow:Table+1" style:num-format="1">19</text:sequence>: Jarvis Secure Variables</text:p>
      <text:p text:style-name="Text_20_body">In addition, safe parameters may come from the following other sources:</text:p>
      <text:list xml:id="list1042285354" text:style-name="L30">
        <text:list-item>
          <text:p text:style-name="P92">Login modules may define additional safe parameters, e.g. {$__user_id}.</text:p>
        </text:list-item>
        <text:list-item>
          <text:p text:style-name="P92">Hooks may define additional safe parameters.</text:p>
        </text:list-item>
        <text:list-item>
          <text:p text:style-name="P92">Default Parameters defined in the application config file may be safe parameters.</text:p>
        </text:list-item>
      </text:list>
      <text:p text:style-name="P23">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oft-page-break/><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Textual Substitution</text:h>
      <text:p text:style-name="P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096072648" text:style-name="L31">
        <text:list-item>
          <text:p text:style-name="P93">To sort by two or more columns. <text:s/>The built-in mechanism supports only one.</text:p>
        </text:list-item>
        <text:list-item>
          <text:p text:style-name="P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180689262" text:style-name="L32">
        <text:list-item>
          <text:p text:style-name="P94">By default, the following quoting rules apply:</text:p>
        </text:list-item>
      </text:list>
      <text:list xml:id="list1407527495" text:style-name="L33">
        <text:list-item>
          <text:p text:style-name="P95">If the parameter value is an integer or floating point, it is unquoted. <text:s/>Exponential numbers will be recognized as numbers.</text:p>
        </text:list-item>
        <text:list-item>
          <text:p text:style-name="P95">Otherwise the parameter is quoted using the DBI database handle $dbh-&gt;quote(...) method appropriate for this database. <text:s/>According to the DBI documentation, this is safe from SQL injection.</text:p>
        </text:list-item>
      </text:list>
      <text:list xml:id="list1652021720" text:continue-list="list1180689262" text:style-name="L32">
        <text:list-item>
          <text:p text:style-name="P94">Alternatively, if the "<text:span text:style-name="T1">!quote</text:span>" flag is specified, e.g. [$stringvar!quote] then the value is always quoted with the DBI quote function.</text:p>
        </text:list-item>
        <text:list-item>
          <text:p text:style-name="P94">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4">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3">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2">Attribute</text:p>
          </table:table-cell>
          <table:table-cell table:style-name="Table35.B1" office:value-type="string">
            <text:p text:style-name="P12">Notes</text:p>
          </table:table-cell>
        </table:table-row>
        <table:table-row table:style-name="Table35.1">
          <table:table-cell table:style-name="Table35.A2" office:value-type="string">
            <text:p text:style-name="P14">dbname</text:p>
          </table:table-cell>
          <table:table-cell table:style-name="Table35.B2" office:value-type="string">
            <text:p text:style-name="P14">Specify which database connection should be used for fetching and storing this dataset. <text:s/>By default, the database named “default” (of type “sdp”) is used for executing the set.</text:p>
            <text:p text:style-name="P14"/>
            <text:p text:style-name="P14">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4">read</text:p>
          </table:table-cell>
          <table:table-cell table:style-name="Table35.B2" office:value-type="string">
            <text:p text:style-name="P14">Identical to DBI datasets. <text:s/>Access control identifiers are also identical.</text:p>
          </table:table-cell>
        </table:table-row>
        <table:table-row table:style-name="Table35.1">
          <table:table-cell table:style-name="Table35.A2" office:value-type="string">
            <text:p text:style-name="P14">write</text:p>
          </table:table-cell>
          <table:table-cell table:style-name="Table35.B2" office:value-type="string">
            <text:p text:style-name="P43">Identical to DBI datasets. <text:s/>Access control identifiers are also identical.</text:p>
          </table:table-cell>
        </table:table-row>
        <table:table-row table:style-name="Table35.1">
          <table:table-cell table:style-name="Table35.A2" office:value-type="string">
            <text:p text:style-name="P14">debug</text:p>
          </table:table-cell>
          <table:table-cell table:style-name="Table35.B2" office:value-type="string">
            <text:p text:style-name="P43">Identical to DBI datasets.</text:p>
          </table:table-cell>
        </table:table-row>
        <table:table-row table:style-name="Table35.1">
          <table:table-cell table:style-name="Table35.A2" office:value-type="string">
            <text:p text:style-name="P14">dump</text:p>
          </table:table-cell>
          <table:table-cell table:style-name="Table35.B2" office:value-type="string">
            <text:p text:style-name="P43">Identical to DBI datasets.</text:p>
          </table:table-cell>
        </table:table-row>
      </table:table>
      <text:p text:style-name="P22">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2">Element</text:p>
            </table:table-cell>
            <table:table-cell table:style-name="Table34.B1" office:value-type="string">
              <text:p text:style-name="P12">Notes</text:p>
            </table:table-cell>
          </table:table-row>
        </table:table-header-rows>
        <table:table-row table:style-name="Table34.1">
          <table:table-cell table:style-name="Table34.A2" office:value-type="string">
            <text:p text:style-name="P14">transform</text:p>
          </table:table-cell>
          <table:table-cell table:style-name="Table34.B2" office:value-type="string">
            <text:p text:style-name="P43">Identical to DBI datasets.</text:p>
          </table:table-cell>
        </table:table-row>
        <table:table-row table:style-name="Table34.1">
          <table:table-cell table:style-name="Table34.A2" office:value-type="string">
            <text:p text:style-name="P14">hook</text:p>
          </table:table-cell>
          <table:table-cell table:style-name="Table34.B2" office:value-type="string">
            <text:p text:style-name="P43">Identical to DBI datasets.</text:p>
          </table:table-cell>
        </table:table-row>
        <table:table-row table:style-name="Table34.1">
          <table:table-cell table:style-name="Table34.A2" office:value-type="string">
            <text:p text:style-name="P14">mdx</text:p>
          </table:table-cell>
          <table:table-cell table:style-name="Table34.B2" office:value-type="string">
            <text:p text:style-name="P14">MDX to execute when dataset is invoked with the http GET request method.</text:p>
          </table:table-cell>
        </table:table-row>
      </table:table>
      <text:p text:style-name="P22">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2038645438" text:style-name="L34">
        <text:list-item>
          <text:p text:style-name="P96">Client Parameters (REST, Query, POST parameters).</text:p>
        </text:list-item>
        <text:list-item>
          <text:p text:style-name="P96">Server Parameters (Safe parameters, Default parameters).</text:p>
        </text:list-item>
        <text:list-item>
          <text:p text:style-name="P96">Parameter Fallback.</text:p>
        </text:list-item>
      </text:list>
      <text:p text:style-name="Text_20_body">However, since the SOAP mechanism does not support binding, the are some key differences in the parameter handling:</text:p>
      <text:list xml:id="list1404681703" text:style-name="L35">
        <text:list-item>
          <text:p text:style-name="P97">All SDP parameter substitution is textual substitution. <text:s/>Always.</text:p>
        </text:list-item>
        <text:list-item>
          <text:p text:style-name="P97">The {$parameter} or [$parameter] forms for MDX query parameters are identical.</text:p>
        </text:list-item>
        <text:list-item>
          <text:p text:style-name="P9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587088582" text:style-name="L36">
        <text:list-item>
          <text:p text:style-name="P98">Any client-supplied “]” character is replaced with “]]”.</text:p>
        </text:list-item>
      </text:list>
      <text:p text:style-name="Text_20_body">The “!string” flag is intended for use when the MDX parameter is to be expanded within the context of double quotes:</text:p>
      <text:list xml:id="list1658831166" text:continue-numbering="true" text:style-name="L36">
        <text:list-item>
          <text:p text:style-name="P98">Any client-supplied “\” character is replaced with “\\”.</text:p>
        </text:list-item>
        <text:list-item>
          <text:p text:style-name="P98">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6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5">Overall success of the modification request. <text:s/>Success = 1 if the update succeeded or 0 if the update failed.</text:p>
            <text:p text:style-name="P35">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2">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2">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23193699" text:style-name="L37">
        <text:list-item>
          <text:p text:style-name="P119">Begin transaction.</text:p>
        </text:list-item>
        <text:list-item>
          <text:p text:style-name="P119">Perform “before” SQL (if configured for this dataset).</text:p>
        </text:list-item>
        <text:list-item>
          <text:p text:style-name="P119">Perform the one single or one-or-more array modifications in the request body.</text:p>
        </text:list-item>
        <text:list-item>
          <text:p text:style-name="P119">Perform “after” SQL (if configured for this dataset).</text:p>
        </text:list-item>
        <text:list-item>
          <text:p text:style-name="P9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301584518" text:style-name="L38">
        <text:list-item>
          <text:p text:style-name="P100">For “fetch” statements in a dataset (i.e. the &lt;select&gt; attributes), no explicit transaction is performed.</text:p>
        </text:list-item>
        <text:list-item>
          <text:p text:style-name="P10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910800137" text:style-name="L39">
        <text:list-item>
          <text:p text:style-name="P112">Even though the first modification succeeded, it was rolled back.</text:p>
        </text:list-item>
        <text:list-item>
          <text:p text:style-name="P120">The first failing error message is shown.</text:p>
        </text:list-item>
        <text:list-item>
          <text:p text:style-name="P10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row table:style-name="Table23.1">
          <table:table-cell table:style-name="Table23.A2" office:value-type="string">
            <text:p text:style-name="P14">word2html</text:p>
          </table:table-cell>
          <table:table-cell table:style-name="Table23.B2" office:value-type="string">
            <text:p text:style-name="P14">Convert MS Word unicode and 8-bit character to HTML to ensure no binary content in the string. <text:s/>Will brute-force convert characters we don't recognize.</text:p>
          </table:table-cell>
        </table:table-row>
      </table:table>
      <text:p text:style-name="P22">Table <text:sequence text:ref-name="refTable23" text:name="Table" text:formula="ooow:Table+1" style:num-format="1">24</text:sequence>: Transformation keywords for “store” and “fetch”</text:p>
      <text:h text:style-name="P61"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447991218" text:style-name="L40">
        <text:list-item>
          <text:p text:style-name="P102">Does not apply to Exec or Plugin or Special datasets.</text:p>
        </text:list-item>
        <text:list-item>
          <text:p text:style-name="P102">Does apply to both DBI and SDP datasets.</text:p>
        </text:list-item>
        <text:list-item>
          <text:p text:style-name="P102">Is for “fetch” (select or mdx) requests only.</text:p>
        </text:list-item>
        <text:list-item>
          <text:p text:style-name="P102">Is supported for format = “json”, “json.array”, “xml”, “xml.array”.</text:p>
        </text:list-item>
        <text:list-item>
          <text:p text:style-name="P102">Is not supported for format = “csv” or “xlsx”.</text:p>
        </text:list-item>
        <text:list-item>
          <text:p text:style-name="P10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8">{</text:p>
      <text:p text:style-name="P49"><text:s text:c="4"/>"dataset" : {</text:p>
      <text:p text:style-name="P49"><text:s text:c="8"/>"sport_list" : {</text:p>
      <text:p text:style-name="P49"><text:s text:c="12"/>"data" : [</text:p>
      <text:p text:style-name="P49"><text:s text:c="16"/>{</text:p>
      <text:p text:style-name="P49"><text:s text:c="20"/>"name" : "Golf",</text:p>
      <text:p text:style-name="P49"><text:s text:c="20"/>"description" : "An outdoor sport."</text:p>
      <text:p text:style-name="P49"><text:s text:c="16"/>},</text:p>
      <text:p text:style-name="P49"><text:s text:c="16"/>{</text:p>
      <text:p text:style-name="P49"><text:s text:c="20"/>"name" : "Tennis",</text:p>
      <text:p text:style-name="P49"><text:s text:c="20"/>"description" : "Another outdoor sport."</text:p>
      <text:p text:style-name="P50"><text:s text:c="16"/>},</text:p>
      <text:p text:style-name="P49"><text:s text:c="12"/>],</text:p>
      <text:p text:style-name="P49"><text:s text:c="12"/>"fetched" : 2,</text:p>
      <text:p text:style-name="P49"><text:s text:c="12"/>"returned" : 2</text:p>
      <text:p text:style-name="P49"><text:s text:c="8"/>},</text:p>
      <text:p text:style-name="P49"><text:s text:c="8"/>"player_details" : {</text:p>
      <text:p text:style-name="P49"><text:s text:c="12"/>"data" : [</text:p>
      <text:p text:style-name="P49"><text:s text:c="16"/>{</text:p>
      <text:p text:style-name="P49"><text:s text:c="20"/>"name" : "Aaron Hoffman",</text:p>
      <text:p text:style-name="P49"><text:s text:c="20"/>"sport" : "Golf",</text:p>
      <text:p text:style-name="P49"><text:s text:c="20"/>"rank": 323</text:p>
      <text:p text:style-name="P49"><text:s text:c="16"/>},</text:p>
      <text:p text:style-name="P49"><text:s text:c="16"/>{</text:p>
      <text:p text:style-name="P49"><text:s text:c="20"/>"name" : "William Uchtman",</text:p>
      <text:p text:style-name="P49"><text:s text:c="20"/>"sport" : "Tennis",</text:p>
      <text:p text:style-name="P49"><text:soft-page-break/><text:s text:c="20"/>"rank": 14002</text:p>
      <text:p text:style-name="P49"><text:s text:c="16"/>}</text:p>
      <text:p text:style-name="P49"><text:s text:c="12"/>],</text:p>
      <text:p text:style-name="P49"><text:s text:c="12"/>"fetched" : 2,</text:p>
      <text:p text:style-name="P49"><text:s text:c="12"/>"returned" : 2</text:p>
      <text:p text:style-name="P49"><text:s text:c="8"/>}</text:p>
      <text:p text:style-name="P48"><text:s text:c="3"/><text:span text:style-name="T5">},</text:span></text:p>
      <text:p text:style-name="P48"><text:s text:c="3"/><text:span text:style-name="T5">"logged_in" : 1,</text:span></text:p>
      <text:p text:style-name="P48"><text:s text:c="3"/><text:span text:style-name="T5">"error_string" : "",</text:span></text:p>
      <text:p text:style-name="P48"><text:s text:c="3"/><text:span text:style-name="T5">"username" : "Guest",</text:span></text:p>
      <text:p text:style-name="P48"><text:s text:c="3"/><text:span text:style-name="T5">"group_list" : "admin"</text:span></text:p>
      <text:p text:style-name="P48">}</text:p>
      <text:p text:style-name="P37"/>
      <text:p text:style-name="P37">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8">&lt;?xml version="1.0" encoding="iso-8859-1" ?&gt;</text:p>
      <text:p text:style-name="P48">&lt;?meta name="GENERATOR" content="XML::Smart/1.6.9 Perl/5.010001 [linux]" ?&gt;</text:p>
      <text:p text:style-name="P48">&lt;response logged_in="1" username="Guest" error_string="" group_list="admin"&gt;</text:p>
      <text:p text:style-name="P48"><text:s text:c="2"/><text:span text:style-name="T5">&lt;dataset fetched="2" name="sport_list" returned="2"&gt;</text:span></text:p>
      <text:p text:style-name="P48"><text:s text:c="4"/><text:span text:style-name="T5">&lt;data&gt;</text:span></text:p>
      <text:p text:style-name="P48"><text:s text:c="6"/><text:span text:style-name="T5">&lt;row description="An outdoor sport." name="Golf"/&gt;</text:span></text:p>
      <text:p text:style-name="P48"><text:s text:c="6"/><text:span text:style-name="T5">&lt;row description="Another outdoor sport." name="Tennis"/&gt;</text:span></text:p>
      <text:p text:style-name="P48"><text:s text:c="4"/><text:span text:style-name="T5">&lt;/data&gt;</text:span></text:p>
      <text:p text:style-name="P48"><text:s text:c="2"/><text:span text:style-name="T5">&lt;/dataset&gt;</text:span></text:p>
      <text:p text:style-name="P48"><text:s text:c="2"/><text:span text:style-name="T5">&lt;dataset fetched="2" name="player_details" returned="2"&gt;</text:span></text:p>
      <text:p text:style-name="P48"><text:s text:c="4"/><text:span text:style-name="T5">&lt;data&gt;</text:span></text:p>
      <text:p text:style-name="P48"><text:s text:c="6"/><text:span text:style-name="T5">&lt;row name="Aaron Hoffman" sport="Golf" rank="323"/&gt;</text:span></text:p>
      <text:p text:style-name="P48"><text:s text:c="6"/><text:span text:style-name="T5">&lt;row name="William Uchtman" sport="Tennis" rank="14002"/&gt;</text:span></text:p>
      <text:p text:style-name="P48"><text:s text:c="4"/><text:span text:style-name="T5">&lt;/data&gt;</text:span></text:p>
      <text:p text:style-name="P48"><text:s text:c="2"/><text:span text:style-name="T5">&lt;/dataset&gt;</text:span></text:p>
      <text:p text:style-name="P50">&lt;/response&gt;</text:p>
      <text:p text:style-name="P37"/>
      <text:p text:style-name="P37">When using the “xml.array” format, the nested object for each dataset is modified accordingly.</text:p>
      <text:p text:style-name="P52"/>
      <text:h text:style-name="P6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mime_type</text:p>
          </table:table-cell>
          <table:table-cell table:style-name="Table6.A2" office:value-type="string">
            <text:p text:style-name="P14">&lt;none&gt;</text:p>
          </table:table-cell>
          <table:table-cell table:style-name="Table6.C2" office:value-type="string">
            <text:p text:style-name="P14">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4">debug</text:p>
          </table:table-cell>
          <table:table-cell table:style-name="Table6.A2" office:value-type="string">
            <text:p text:style-name="P14">&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4">dump</text:p>
          </table:table-cell>
          <table:table-cell table:style-name="Table6.A2" office:value-type="string">
            <text:p text:style-name="P14">&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2">Table <text:sequence text:ref-name="refTable24" text:name="Table" text:formula="ooow:Table+1" style:num-format="1">25</text:sequence>: Exec Configuration Attributes</text:p>
      <text:h text:style-name="Heading_20_2" text:outline-level="2"><text:soft-page-break/>Output Return Mechanism</text:h>
      <text:p text:style-name="P3">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4">Mechanism</text:p>
          </table:table-cell>
          <table:table-cell table:style-name="Table26.B1" office:value-type="string">
            <text:p text:style-name="P44">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8">When the execution is complete, Jarvis will loop through this file and stream the contents back to the client. <text:s/>If configured, Jarvis will add headers derived from the filename parameter.</text:p>
            <text:p text:style-name="P18"/>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22">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276372075" text:style-name="L41">
        <text:list-item>
          <text:p text:style-name="P10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3">Any RESTful parameters specified in the URI. <text:s/>These are passed as “p1”, “p2”, etc.</text:p>
        </text:list-item>
        <text:list-item>
          <text:p text:style-name="P103">The parameter __dataset is given as the client-supplied dataset given to Jarvis which invoked this exec request.</text:p>
        </text:list-item>
        <text:list-item>
          <text:p text:style-name="P103">The parameter __tmpfile is given if use_tmpfile is configured for this exec.</text:p>
        </text:list-item>
        <text:list-item>
          <text:p text:style-name="P103">The Jarvis secure parameters beginning with double-underscore. <text:s/>These include __username, __group_list, etc.</text:p>
        </text:list-item>
        <text:list-item>
          <text:p text:style-name="P10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3">The exec process should write its output to standard output. <text:s/>If “add_headers” is “no” then the <text:soft-page-break/>program is also responsible for writing HTTP headers and a blank line before beginning output.</text:p>
      <text:p text:style-name="P23">If <text:s/>“add_headers” is “yes” then Jarvis will add the content type headers. <text:s/>In addition, Jarvis can add a Content-Disposition header if you supply the “default_filename” and “filename_parameter” parameters.</text:p>
      <text:p text:style-name="P23">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3">Exec output may include binary data. <text:s/>For a practical example, see the “png” exec in demo.xml.</text:p>
      <text:h text:style-name="P6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4">debug</text:p>
          </table:table-cell>
          <table:table-cell table:style-name="Table7.A2" office:value-type="string">
            <text:p text:style-name="P14">&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4">dump</text:p>
          </table:table-cell>
          <table:table-cell table:style-name="Table7.A2" office:value-type="string">
            <text:p text:style-name="P14">&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2">Table <text:sequence text:ref-name="refTable26" text:name="Table" text:formula="ooow:Table+1" style:num-format="1">27</text:sequence>: Plugin Configuration Attributes</text:p>
      <text:h text:style-name="Heading_20_2" text:outline-level="2">Example Plugin</text:h>
      <text:p text:style-name="P26">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6"/>
      <text:p text:style-name="P26">The source of the sample “Demo.pm” file is as follows:</text:p>
      <text:p text:style-name="P6">use strict;</text:p>
      <text:p text:style-name="P55">use warnings;</text:p>
      <text:p text:style-name="P55"/>
      <text:p text:style-name="P55">sub plugin::Demo::do {</text:p>
      <text:p text:style-name="P55"><text:s text:c="4"/>my ($jconfig, $restArgs, %args) = @_;</text:p>
      <text:p text:style-name="P55"/>
      <text:p text:style-name="P55"><text:s text:c="4"/>my $output = "";</text:p>
      <text:p text:style-name="P55"/>
      <text:p text:style-name="P55"><text:s text:c="4"/>&amp;Jarvis::Error::debug ($jconfig, "Running the Demo plugin.");</text:p>
      <text:p text:style-name="P55"/>
      <text:p text:style-name="P55"><text:s text:c="4"/># This demonstrates that the plugin can access Jarvis::Config info.</text:p>
      <text:p text:style-name="P55"><text:s text:c="4"/>$output .= "APP: " . $jconfig-&gt;{'app_name'} . "\n";</text:p>
      <text:p text:style-name="P55"><text:s text:c="4"/>$output .= "Username: " . $jconfig-&gt;{'username'} . "\n";</text:p>
      <text:p text:style-name="P55"><text:s text:c="4"/>$output .= "CGI myval: " . ($jconfig-&gt;{'cgi'}-&gt;param('myval') || '') . "\n";</text:p>
      <text:p text:style-name="P55"/>
      <text:p text:style-name="P55"><text:s text:c="4"/># This demonstrates XML-configured parameters to the plugin.</text:p>
      <text:p text:style-name="P55"><text:s text:c="4"/>$output .= "CAT: " . $args{'category'} . "\n";</text:p>
      <text:p text:style-name="P55"/>
      <text:p text:style-name="P55"><text:s text:c="4"/># This demonstrates accessing RESTful arguments that are </text:p>
      <text:p text:style-name="P55"><text:s text:c="4"/># from the URL after the dataset name</text:p>
      <text:p text:style-name="P55"><text:soft-page-break/><text:s text:c="4"/>my $counter = 0;</text:p>
      <text:p text:style-name="P55"><text:s text:c="4"/>map {</text:p>
      <text:p text:style-name="P55"><text:s text:c="8"/>$output .= "RESTful argument $counter: " . $restArgs-&gt;[0] . "\n";</text:p>
      <text:p text:style-name="P55"><text:s text:c="4"/>} @{$restArgs};</text:p>
      <text:p text:style-name="P55"/>
      <text:p text:style-name="P55"><text:s text:c="4"/>my $dbh = &amp;Jarvis::DB::Handle ($jconfig);</text:p>
      <text:p text:style-name="P55"><text:s text:c="4"/>$output .= "Boats: " . $dbh-&gt;do("SELECT COUNT(*) FROM boat");</text:p>
      <text:p text:style-name="P55"/>
      <text:p text:style-name="P55"><text:s text:c="4"/>return $output;</text:p>
      <text:p text:style-name="P55">}</text:p>
      <text:p text:style-name="P55"/>
      <text:p text:style-name="P56">1;</text:p>
      <text:p text:style-name="P26"/>
      <text:p text:style-name="P26">This demonstrates:</text:p>
      <text:list xml:id="list518014237" text:style-name="L42">
        <text:list-item>
          <text:p text:style-name="P123">Using the Jarvis debug methods.</text:p>
        </text:list-item>
        <text:list-item>
          <text:p text:style-name="P123">Accessing the Jarvis Config “jconfig” object.</text:p>
        </text:list-item>
        <text:list-item>
          <text:p text:style-name="P123">Accessing the static configured plugin parameters.</text:p>
        </text:list-item>
        <text:list-item>
          <text:p text:style-name="P104">Accessing the Jarvis-supplied database connection.</text:p>
        </text:list-item>
      </text:list>
      <text:p text:style-name="P26">Accessing this plugin via the following URL:</text:p>
      <text:p text:style-name="Code">http://localhost/jarvis-agent/demo/Plug/rest1/rest2/?myval=test</text:p>
      <text:p text:style-name="P26"/>
      <text:p text:style-name="P26">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6"/>
      <text:h text:style-name="Heading_20_2" text:outline-level="2">Output &amp; Headers</text:h>
      <text:p text:style-name="P26">Jarvis offers support for “add_headers”, “filename_parameter” and “default_parameter” handling for “plugin” datasets identical to “exec” datasets.</text:p>
      <text:h text:style-name="Heading_20_2" text:outline-level="2">Exception Handling</text:h>
      <text:p text:style-name="P26">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6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0">Hook</text:p>
          </table:table-cell>
          <table:table-cell table:style-name="Table36.B1" office:value-type="string">
            <text:p text:style-name="P21">__status</text:p>
          </table:table-cell>
          <table:table-cell table:style-name="Table36.B1" office:value-type="string">
            <text:p text:style-name="P21">__habitat</text:p>
          </table:table-cell>
          <table:table-cell table:style-name="Table36.B1" office:value-type="string">
            <text:p text:style-name="P21">__login</text:p>
          </table:table-cell>
          <table:table-cell table:style-name="Table36.B1" office:value-type="string">
            <text:p text:style-name="P21">__logout</text:p>
          </table:table-cell>
          <table:table-cell table:style-name="Table36.B1" office:value-type="string">
            <text:p text:style-name="P21">Exec</text:p>
          </table:table-cell>
          <table:table-cell table:style-name="Table36.B1" office:value-type="string">
            <text:p text:style-name="P21">Plugin</text:p>
          </table:table-cell>
          <table:table-cell table:style-name="Table36.B1" office:value-type="string">
            <text:p text:style-name="P21">DBI Fetch</text:p>
          </table:table-cell>
          <table:table-cell table:style-name="Table36.B1" office:value-type="string">
            <text:p text:style-name="P21">SDP Fetch</text:p>
          </table:table-cell>
          <table:table-cell table:style-name="Table36.J1" office:value-type="string">
            <text:p text:style-name="P21">DBI Store</text:p>
          </table:table-cell>
        </table:table-row>
        <table:table-row>
          <table:table-cell table:style-name="Table36.A2" office:value-type="string">
            <text:p text:style-name="Table_20_Contents">start</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row>
          <table:table-cell table:style-name="Table36.A2" office:value-type="string">
            <text:p text:style-name="Table_20_Contents">after_login</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row>
          <table:table-cell table:style-name="Table36.A2" office:value-type="string">
            <text:p text:style-name="Table_20_Contents">pre_connect</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return_status</text:p>
          </table:table-cell>
          <table:table-cell table:style-name="Table36.A2" office:value-type="string">
            <text:p text:style-name="P13">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3">YES</text:p>
          </table:table-cell>
        </table:table-row>
        <table:table-row>
          <table:table-cell table:style-name="Table36.A2" office:value-type="string">
            <text:p text:style-name="Table_20_Contents">finish</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A2" office:value-type="string">
            <text:p text:style-name="P13">YES</text:p>
          </table:table-cell>
          <table:table-cell table:style-name="Table36.J2" office:value-type="string">
            <text:p text:style-name="P13">YES</text:p>
          </table:table-cell>
        </table:table-row>
      </table:table>
      <text:p text:style-name="Text_20_body"/>
      <text:p text:style-name="Text_20_body">Note that the “after_login” hook is only actually called when:</text:p>
      <text:list xml:id="list1163242395" text:style-name="L43">
        <text:list-item>
          <text:p text:style-name="P105">The client did not provide a valid session ID.</text:p>
        </text:list-item>
        <text:list-item>
          <text:p text:style-name="P105">The client did provide enough information to be logged-in during this request.</text:p>
        </text:list-item>
      </text:list>
      <text:p text:style-name="P38">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730239766" text:style-name="L44">
              <text:list-item>
                <text:p text:style-name="P121"><text:soft-page-break/>$jconfig, </text:p>
              </text:list-item>
              <text:list-item>
                <text:p text:style-name="P106">$hook_parameters_href</text:p>
              </text:list-item>
            </text:list>
            <text:p text:style-name="P23">The $jconfig is the standard Jarvis configuration object. <text:s/>The hook may modify this object.</text:p>
            <text:p text:style-name="P23">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684643572" text:continue-numbering="true" text:style-name="L44">
              <text:list-item>
                <text:p text:style-name="P121">$jconfig, </text:p>
              </text:list-item>
              <text:list-item>
                <text:p text:style-name="P121">$hook_parameters_href</text:p>
              </text:list-item>
              <text:list-item>
                <text:p text:style-name="P10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2">pre_connect</text:p>
            <text:p text:style-name="P12"/>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588438412" text:continue-numbering="true" text:style-name="L44">
              <text:list-item>
                <text:p text:style-name="P121">$jconfig, </text:p>
              </text:list-item>
              <text:list-item>
                <text:p text:style-name="P121">$hook_parameters_href</text:p>
              </text:list-item>
              <text:list-item>
                <text:p text:style-name="P121">dbname</text:p>
              </text:list-item>
              <text:list-item>
                <text:p text:style-name="P121">dbtype</text:p>
              </text:list-item>
              <text:list-item>
                <text:p text:style-name="P121">dbconnect_ref </text:p>
              </text:list-item>
              <text:list-item>
                <text:p text:style-name="P121">$dbusername_ref</text:p>
              </text:list-item>
              <text:list-item>
                <text:p text:style-name="P121">$dbpassword_ref </text:p>
              </text:list-item>
              <text:list-item>
                <text:p text:style-name="P106">$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3">This hook is called after Jarvis has loaded the dataset configuration and processed all REST args. <text:s/>It is called after the transaction begins.</text:p>
            <text:p text:style-name="P23">It is called before invoking the &lt;before&gt; SQL statement in the dataset XML file. <text:s/>It is called even if there is no &lt;before&gt; SQL statement.</text:p>
            <text:p text:style-name="P23">Args are:</text:p>
            <text:list xml:id="list1486841076"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67">$fields_aref</text:p>
              </text:list-item>
            </text:list>
            <text:p text:style-name="P23">The $dsxml is an XML::Smart object for the dataset's XML config.</text:p>
            <text:p text:style-name="P23">The $rest_args_href is the hash of safe variables and REST args to be given to the &lt;before&gt; statement. <text:s/>The hook code may change this hash. <text:s/>Changes will affect only the &lt;before&gt; SQL.</text:p>
            <text:p text:style-name="P23">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3">This hook is called after Jarvis has assembled all parameters in order to execute a single insert/update/delete statement. <text:s/></text:p>
            <text:p text:style-name="P23">It is invoked before the actual execution of the row modification SQL.</text:p>
            <text:p text:style-name="P23">Args are:</text:p>
            <text:list xml:id="list2144597562" text:continue-numbering="true" text:style-name="L44">
              <text:list-item>
                <text:p text:style-name="P121">$jconfig</text:p>
              </text:list-item>
              <text:list-item>
                <text:p text:style-name="P122">$hook_parameters_href</text:p>
              </text:list-item>
              <text:list-item>
                <text:p text:style-name="P122">$dsxml</text:p>
              </text:list-item>
              <text:list-item>
                <text:p text:style-name="P67">$sql_params_href</text:p>
              </text:list-item>
            </text:list>
            <text:p text:style-name="P23">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2">after_one</text:p>
            <text:p text:style-name="P16">(insert/update/delete)</text:p>
          </table:table-cell>
          <table:table-cell table:style-name="Table30.B2" office:value-type="string">
            <text:p text:style-name="P23">This hook is called after Jarvis has executed a single insert/update/delete statement. <text:s/>It is called after any returning row result has been fetched.</text:p>
            <text:p text:style-name="P23">Args are:</text:p>
            <text:list xml:id="list1206059394" text:continue-numbering="true" text:style-name="L44">
              <text:list-item>
                <text:p text:style-name="P121">$jconfig</text:p>
              </text:list-item>
              <text:list-item>
                <text:p text:style-name="P122">$hook_parameters_href</text:p>
              </text:list-item>
              <text:list-item>
                <text:p text:style-name="P122">$dsxml</text:p>
              </text:list-item>
              <text:list-item>
                <text:p text:style-name="P122">$sql_params_href</text:p>
              </text:list-item>
              <text:list-item>
                <text:p text:style-name="P67">$row_result_href</text:p>
              </text:list-item>
            </text:list>
            <text:p text:style-name="P23">The $sql_params_href is the hash of variables previously bound to the single SQL row update. <text:s/>Changing this hash will have no effect.</text:p>
            <text:p text:style-name="P23">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3">This hook is called after invoking the &lt;after&gt; SQL statement in the dataset XML file. <text:s/>It is called even if there is no &lt;after&gt; SQL statement. <text:s/>The transaction is not yet committed.</text:p>
            <text:p text:style-name="P23">Args are:</text:p>
            <text:list xml:id="list1107801389"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67">$results_aref</text:p>
              </text:list-item>
            </text:list>
            <text:p text:style-name="P23">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3">This hook is called only for "__status" requests. <text:s/>It is called just before the status result is encoded to JSON/XML. <text:s/>The hook may do one or more of the following:</text:p>
            <text:list xml:id="list1056947624" text:style-name="L45">
              <text:list-item>
                <text:p text:style-name="P68">Add some extra root level parameters (by modifying $extra_href)</text:p>
              </text:list-item>
              <text:list-item>
                <text:p text:style-name="P68">Perform a custom encoding into text (by setting $return_text)</text:p>
              </text:list-item>
            </text:list>
            <text:p text:style-name="P23">Args are:</text:p>
            <text:list xml:id="list267029311" text:continue-list="list1107801389" text:style-name="L44">
              <text:list-item>
                <text:p text:style-name="P121">$jconfig</text:p>
              </text:list-item>
              <text:list-item>
                <text:p text:style-name="P122">$hook_parameters_href</text:p>
              </text:list-item>
              <text:list-item>
                <text:p text:style-name="P122">$extra_href</text:p>
              </text:list-item>
              <text:list-item>
                <text:p text:style-name="P106">$return_text_ref</text:p>
              </text:list-item>
            </text:list>
            <text:p text:style-name="P23">The $extra_href is a reference to a hash of name/value mappings all of which will be added as root level parameters to the JSON object or XML response object that is encoded and returned to the client.</text:p>
            <text:p text:style-name="P23">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2">dataset_fetched</text:p>
          </table:table-cell>
          <table:table-cell table:style-name="Table30.B2" office:value-type="string">
            <text:p text:style-name="P23">This hook is called only for “fetch” (i.e. data select) requests. <text:s/>It is called after the SQL select is performed. <text:s/>If the request is for multiple comma-separated datasets then this hook is called once for each dataset in the list.</text:p>
            <text:p text:style-name="P54">The hook may do one or more of the following:</text:p>
            <text:list xml:id="list1888154247" text:continue-list="list1056947624" text:style-name="L45">
              <text:list-item text:start-value="1">
                <text:p text:style-name="P131">Add some extra scalar parameters (by modifying $extra_href)</text:p>
              </text:list-item>
              <text:list-item>
                <text:p text:style-name="P68">Modify the returned content (by modifying $rows_aref)</text:p>
              </text:list-item>
            </text:list>
            <text:p text:style-name="P23">Args are:</text:p>
            <text:list xml:id="list904282924" text:continue-list="list267029311" text:style-name="L44">
              <text:list-item>
                <text:p text:style-name="P121">$jconfig</text:p>
              </text:list-item>
              <text:list-item>
                <text:p text:style-name="P122">$hook_parameters_href</text:p>
              </text:list-item>
              <text:list-item>
                <text:p text:style-name="P121">$dsxml</text:p>
              </text:list-item>
              <text:list-item>
                <text:p text:style-name="P122">$sql_params_href</text:p>
              </text:list-item>
              <text:list-item>
                <text:p text:style-name="P121">$rows_aref</text:p>
              </text:list-item>
              <text:list-item>
                <text:p text:style-name="P121">$column_names_aref</text:p>
              </text:list-item>
              <text:list-item>
                <text:p text:style-name="P67">$extra_href</text:p>
              </text:list-item>
            </text:list>
            <text:p text:style-name="P23">The $rows_aref is a reference to the array of objects fetched as a result of the executed SQL. <text:s/>This is the data that will be encoded into JSON or XML. <text:s/>Changes to this objects in this array will be represented in the data returned to the client.</text:p>
            <text:p text:style-name="P23">The $column_names_aref is a reference to the array of all the column names. <text:s/>This is used when constructing responses in the following formats: “json.array”, “xml.array”, “csv” and “xlsx”.</text:p>
            <text:p text:style-name="P23">Any scalar parameters set by modifying $extra_href will be added to the dataset return structure.</text:p>
          </table:table-cell>
        </table:table-row>
        <table:table-row>
          <table:table-cell table:style-name="Table30.A2" office:value-type="string">
            <text:p text:style-name="P12">return_fetch</text:p>
          </table:table-cell>
          <table:table-cell table:style-name="Table30.B2" office:value-type="string">
            <text:p text:style-name="P23">This hook is called only for "fetch" (I.e. data select) requests. <text:s/>It is called at the end of the fetch sequence, just before the returned dataset results are encoded to JSON/XML. <text:s/>The hook may do one or more of the following:</text:p>
            <text:list xml:id="list1405309261" text:continue-list="list1888154247" text:style-name="L45">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3">Args are:</text:p>
            <text:list xml:id="list1146731607" text:continue-list="list904282924" text:style-name="L44">
              <text:list-item>
                <text:p text:style-name="P121">$jconfig</text:p>
              </text:list-item>
              <text:list-item>
                <text:p text:style-name="P122">$hook_parameters_href</text:p>
              </text:list-item>
              <text:list-item>
                <text:p text:style-name="P122">$sql_params_href</text:p>
              </text:list-item>
              <text:list-item>
                <text:p text:style-name="P122">$return_object</text:p>
              </text:list-item>
              <text:list-item>
                <text:p text:style-name="P122">$extra_href</text:p>
              </text:list-item>
              <text:list-item>
                <text:p text:style-name="P10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2">return_store</text:p>
          </table:table-cell>
          <table:table-cell table:style-name="Table30.B2" office:value-type="string">
            <text:p text:style-name="P23">This hook is called only for "store" (I.e. data insert/update/delete) requests. <text:s/>It is called at the end of the stored sequence, just before the results of the store operation(s) are encoded to JSON/XML/CSV/XLSX. <text:s/>The hook may do one or more of the following:</text:p>
            <text:list xml:id="list1492327555" text:continue-list="list1405309261" text:style-name="L45">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3">Args are:</text:p>
            <text:list xml:id="list1659115448" text:continue-list="list1146731607"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122">$results_aref</text:p>
              </text:list-item>
              <text:list-item>
                <text:p text:style-name="P122">$extra_href</text:p>
              </text:list-item>
              <text:list-item>
                <text:p text:style-name="P106">$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2104256510" text:continue-numbering="true" text:style-name="L44">
              <text:list-item>
                <text:p text:style-name="P121">$jconfig</text:p>
              </text:list-item>
              <text:list-item>
                <text:p text:style-name="P121">$hook_parameters_href</text:p>
              </text:list-item>
              <text:list-item>
                <text:p text:style-name="P106">$return_text_ref</text:p>
              </text:list-item>
            </text:list>
          </table:table-cell>
        </table:table-row>
      </table:table>
      <text:p text:style-name="P22">Table <text:sequence text:ref-name="refTable27" text:name="Table" text:formula="ooow:Table+1" style:num-format="1">28</text:sequence>: List of Hook Points</text:p>
      <text:p text:style-name="P40">Note that:</text:p>
      <text:list xml:id="list1640486779" text:style-name="L46">
        <text:list-item>
          <text:p text:style-name="P125">You may implement none, some, or all hook methods.</text:p>
        </text:list-item>
        <text:list-item>
          <text:p text:style-name="P107">All implemented hook methods must all return “1”.</text:p>
        </text:list-item>
        <text:list-item>
          <text:p text:style-name="P107">There is no way for a hook to stop processing, other than to call “die”.</text:p>
        </text:list-item>
        <text:list-item>
          <text:p text:style-name="P107">If an SQL error occurs during dataset updates, any following before_one, after_one and after_all hook calls will be skipped. <text:s/>Only the finish hook call will be invoked.</text:p>
        </text:list-item>
        <text:list-item>
          <text:p text:style-name="P1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4">Attribute</text:p>
          </table:table-cell>
          <table:table-cell table:style-name="Table28.A1" office:value-type="string">
            <text:p text:style-name="P44">Default</text:p>
          </table:table-cell>
          <table:table-cell table:style-name="Table28.C1" office:value-type="string">
            <text:p text:style-name="P44">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2">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926184418" text:style-name="L47">
        <text:list-item>
          <text:p text:style-name="P108">Dual-Core Intel @ 2.5 GHz, 4G of RAM. <text:s/>(CPU Blowfish rating 7.09).</text:p>
        </text:list-item>
        <text:list-item>
          <text:p text:style-name="P108">Kubuntu 09.10 (Karmic Koala).</text:p>
        </text:list-item>
        <text:list-item>
          <text:p text:style-name="P108">Apache 2 webserver using HTTP (not SSL).</text:p>
        </text:list-item>
        <text:list-item>
          <text:p text:style-name="P108">Apache jmeter client with five simultaneous threads.</text:p>
        </text:list-item>
        <text:list-item>
          <text:p text:style-name="P108">PostgreSQL database.</text:p>
        </text:list-item>
        <text:list-item>
          <text:p text:style-name="P10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9">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3.4<text:tab/><text:page-number text:select-page="current">71</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8-07T16:34:50</dc:date>
    <meta:editing-duration>P10DT16H34M10S</meta:editing-duration>
    <meta:editing-cycles>920</meta:editing-cycles>
    <meta:generator>LibreOffice/3.3$Linux LibreOffice_project/330m19$Build-401</meta:generator>
    <meta:print-date>2009-06-23T14:50:34</meta:print-date>
    <meta:document-statistic meta:table-count="35" meta:image-count="0" meta:object-count="0" meta:page-count="71" meta:paragraph-count="2228" meta:word-count="18395" meta:character-count="124502"/>
    <meta:user-defined meta:name="Info 1"/>
    <meta:user-defined meta:name="Info 2"/>
    <meta:user-defined meta:name="Info 3"/>
    <meta:user-defined meta:name="Info 4"/>
  </office:meta>
</office:document-meta>
</file>